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table:number-columns-repeated="9" table:style-name="ce1" office:value-type="float" office:value="0.000051" calcext:value-type="float">
            <text:p>5,10E-05</text:p>
          </table:table-cell>
          <table:table-cell table:formula="of:=AVERAGE([.B2:.K2])" office:value-type="float" office:value="0.0000559" calcext:value-type="float">
            <text:p>5,59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0691" calcext:value-type="float">
            <text:p>0,000691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73" calcext:value-type="float">
            <text:p>0,000573</text:p>
          </table:table-cell>
          <table:table-cell table:number-columns-repeated="2" office:value-type="float" office:value="0.000543" calcext:value-type="float">
            <text:p>0,000543</text:p>
          </table:table-cell>
          <table:table-cell table:formula="of:=AVERAGE([.B3:.K3])" office:value-type="float" office:value="0.0006684" calcext:value-type="float">
            <text:p>0,00066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5377" calcext:value-type="float">
            <text:p>0,005377</text:p>
          </table:table-cell>
          <table:table-cell office:value-type="float" office:value="0.003546" calcext:value-type="float">
            <text:p>0,003546</text:p>
          </table:table-cell>
          <table:table-cell office:value-type="float" office:value="0.003483" calcext:value-type="float">
            <text:p>0,003483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3492" calcext:value-type="float">
            <text:p>0,003492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841" calcext:value-type="float">
            <text:p>0,001841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707" calcext:value-type="float">
            <text:p>0,001707</text:p>
          </table:table-cell>
          <table:table-cell table:formula="of:=AVERAGE([.B4:.K4])" office:value-type="float" office:value="0.0029876" calcext:value-type="float">
            <text:p>0,00298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0.003601" calcext:value-type="float">
            <text:p>0,003601</text:p>
          </table:table-cell>
          <table:table-cell office:value-type="float" office:value="0.003608" calcext:value-type="float">
            <text:p>0,003608</text:p>
          </table:table-cell>
          <table:table-cell office:value-type="float" office:value="0.003625" calcext:value-type="float">
            <text:p>0,003625</text:p>
          </table:table-cell>
          <table:table-cell office:value-type="float" office:value="0.003581" calcext:value-type="float">
            <text:p>0,003581</text:p>
          </table:table-cell>
          <table:table-cell office:value-type="float" office:value="0.003505" calcext:value-type="float">
            <text:p>0,003505</text:p>
          </table:table-cell>
          <table:table-cell office:value-type="float" office:value="0.003453" calcext:value-type="float">
            <text:p>0,003453</text:p>
          </table:table-cell>
          <table:table-cell office:value-type="float" office:value="0.003473" calcext:value-type="float">
            <text:p>0,003473</text:p>
          </table:table-cell>
          <table:table-cell office:value-type="float" office:value="0.003342" calcext:value-type="float">
            <text:p>0,003342</text:p>
          </table:table-cell>
          <table:table-cell office:value-type="float" office:value="0.003344" calcext:value-type="float">
            <text:p>0,003344</text:p>
          </table:table-cell>
          <table:table-cell table:formula="of:=AVERAGE([.B5:.K5])" office:value-type="float" office:value="0.0037486" calcext:value-type="float">
            <text:p>0,00374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9592" calcext:value-type="float">
            <text:p>0,009592</text:p>
          </table:table-cell>
          <table:table-cell office:value-type="float" office:value="0.005794" calcext:value-type="float">
            <text:p>0,005794</text:p>
          </table:table-cell>
          <table:table-cell office:value-type="float" office:value="0.005712" calcext:value-type="float">
            <text:p>0,005712</text:p>
          </table:table-cell>
          <table:table-cell office:value-type="float" office:value="0.006502" calcext:value-type="float">
            <text:p>0,006502</text:p>
          </table:table-cell>
          <table:table-cell office:value-type="float" office:value="0.006833" calcext:value-type="float">
            <text:p>0,006833</text:p>
          </table:table-cell>
          <table:table-cell office:value-type="float" office:value="0.006836" calcext:value-type="float">
            <text:p>0,006836</text:p>
          </table:table-cell>
          <table:table-cell office:value-type="float" office:value="0.006077" calcext:value-type="float">
            <text:p>0,006077</text:p>
          </table:table-cell>
          <table:table-cell office:value-type="float" office:value="0.006076" calcext:value-type="float">
            <text:p>0,006076</text:p>
          </table:table-cell>
          <table:table-cell office:value-type="float" office:value="0.005916" calcext:value-type="float">
            <text:p>0,005916</text:p>
          </table:table-cell>
          <table:table-cell office:value-type="float" office:value="0.005885" calcext:value-type="float">
            <text:p>0,005885</text:p>
          </table:table-cell>
          <table:table-cell table:formula="of:=AVERAGE([.B6:.K6])" office:value-type="float" office:value="0.0065223" calcext:value-type="float">
            <text:p>0,00652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23734" calcext:value-type="float">
            <text:p>0,023734</text:p>
          </table:table-cell>
          <table:table-cell office:value-type="float" office:value="0.009044" calcext:value-type="float">
            <text:p>0,009044</text:p>
          </table:table-cell>
          <table:table-cell office:value-type="float" office:value="0.00846" calcext:value-type="float">
            <text:p>0,00846</text:p>
          </table:table-cell>
          <table:table-cell office:value-type="float" office:value="0.008128" calcext:value-type="float">
            <text:p>0,008128</text:p>
          </table:table-cell>
          <table:table-cell office:value-type="float" office:value="0.00798" calcext:value-type="float">
            <text:p>0,00798</text:p>
          </table:table-cell>
          <table:table-cell office:value-type="float" office:value="0.008137" calcext:value-type="float">
            <text:p>0,008137</text:p>
          </table:table-cell>
          <table:table-cell office:value-type="float" office:value="0.007932" calcext:value-type="float">
            <text:p>0,007932</text:p>
          </table:table-cell>
          <table:table-cell office:value-type="float" office:value="0.007774" calcext:value-type="float">
            <text:p>0,007774</text:p>
          </table:table-cell>
          <table:table-cell office:value-type="float" office:value="0.007874" calcext:value-type="float">
            <text:p>0,007874</text:p>
          </table:table-cell>
          <table:table-cell office:value-type="float" office:value="0.007833" calcext:value-type="float">
            <text:p>0,007833</text:p>
          </table:table-cell>
          <table:table-cell table:formula="of:=AVERAGE([.B7:.K7])" office:value-type="float" office:value="0.0096896" calcext:value-type="float">
            <text:p>0,00968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21506" calcext:value-type="float">
            <text:p>0,021506</text:p>
          </table:table-cell>
          <table:table-cell office:value-type="float" office:value="0.012546" calcext:value-type="float">
            <text:p>0,012546</text:p>
          </table:table-cell>
          <table:table-cell office:value-type="float" office:value="0.011809" calcext:value-type="float">
            <text:p>0,011809</text:p>
          </table:table-cell>
          <table:table-cell office:value-type="float" office:value="0.011458" calcext:value-type="float">
            <text:p>0,011458</text:p>
          </table:table-cell>
          <table:table-cell office:value-type="float" office:value="0.01111" calcext:value-type="float">
            <text:p>0,01111</text:p>
          </table:table-cell>
          <table:table-cell table:number-columns-repeated="2" office:value-type="float" office:value="0.011105" calcext:value-type="float">
            <text:p>0,011105</text:p>
          </table:table-cell>
          <table:table-cell table:number-columns-repeated="2" office:value-type="float" office:value="0.011106" calcext:value-type="float">
            <text:p>0,011106</text:p>
          </table:table-cell>
          <table:table-cell office:value-type="float" office:value="0.011287" calcext:value-type="float">
            <text:p>0,011287</text:p>
          </table:table-cell>
          <table:table-cell table:formula="of:=AVERAGE([.B8:.K8])" office:value-type="float" office:value="0.0124138" calcext:value-type="float">
            <text:p>0,012413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27759" calcext:value-type="float">
            <text:p>0,027759</text:p>
          </table:table-cell>
          <table:table-cell office:value-type="float" office:value="0.015472" calcext:value-type="float">
            <text:p>0,015472</text:p>
          </table:table-cell>
          <table:table-cell office:value-type="float" office:value="0.014965" calcext:value-type="float">
            <text:p>0,014965</text:p>
          </table:table-cell>
          <table:table-cell office:value-type="float" office:value="0.01496" calcext:value-type="float">
            <text:p>0,01496</text:p>
          </table:table-cell>
          <table:table-cell office:value-type="float" office:value="0.015317" calcext:value-type="float">
            <text:p>0,015317</text:p>
          </table:table-cell>
          <table:table-cell office:value-type="float" office:value="0.015483" calcext:value-type="float">
            <text:p>0,015483</text:p>
          </table:table-cell>
          <table:table-cell office:value-type="float" office:value="0.017239" calcext:value-type="float">
            <text:p>0,017239</text:p>
          </table:table-cell>
          <table:table-cell office:value-type="float" office:value="0.016156" calcext:value-type="float">
            <text:p>0,016156</text:p>
          </table:table-cell>
          <table:table-cell office:value-type="float" office:value="0.015553" calcext:value-type="float">
            <text:p>0,015553</text:p>
          </table:table-cell>
          <table:table-cell office:value-type="float" office:value="0.01499" calcext:value-type="float">
            <text:p>0,01499</text:p>
          </table:table-cell>
          <table:table-cell table:formula="of:=AVERAGE([.B9:.K9])" office:value-type="float" office:value="0.0167894" calcext:value-type="float">
            <text:p>0,016789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45789" calcext:value-type="float">
            <text:p>0,045789</text:p>
          </table:table-cell>
          <table:table-cell office:value-type="float" office:value="0.020444" calcext:value-type="float">
            <text:p>0,020444</text:p>
          </table:table-cell>
          <table:table-cell office:value-type="float" office:value="0.019895" calcext:value-type="float">
            <text:p>0,019895</text:p>
          </table:table-cell>
          <table:table-cell office:value-type="float" office:value="0.021416" calcext:value-type="float">
            <text:p>0,021416</text:p>
          </table:table-cell>
          <table:table-cell office:value-type="float" office:value="0.020958" calcext:value-type="float">
            <text:p>0,020958</text:p>
          </table:table-cell>
          <table:table-cell office:value-type="float" office:value="0.02017" calcext:value-type="float">
            <text:p>0,02017</text:p>
          </table:table-cell>
          <table:table-cell office:value-type="float" office:value="0.019456" calcext:value-type="float">
            <text:p>0,019456</text:p>
          </table:table-cell>
          <table:table-cell office:value-type="float" office:value="0.019696" calcext:value-type="float">
            <text:p>0,019696</text:p>
          </table:table-cell>
          <table:table-cell office:value-type="float" office:value="0.01958" calcext:value-type="float">
            <text:p>0,01958</text:p>
          </table:table-cell>
          <table:table-cell office:value-type="float" office:value="0.021967" calcext:value-type="float">
            <text:p>0,021967</text:p>
          </table:table-cell>
          <table:table-cell table:formula="of:=AVERAGE([.B10:.K10])" office:value-type="float" office:value="0.0229371" calcext:value-type="float">
            <text:p>0,022937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46659" calcext:value-type="float">
            <text:p>0,046659</text:p>
          </table:table-cell>
          <table:table-cell office:value-type="float" office:value="0.024923" calcext:value-type="float">
            <text:p>0,024923</text:p>
          </table:table-cell>
          <table:table-cell office:value-type="float" office:value="0.024806" calcext:value-type="float">
            <text:p>0,024806</text:p>
          </table:table-cell>
          <table:table-cell office:value-type="float" office:value="0.030943" calcext:value-type="float">
            <text:p>0,030943</text:p>
          </table:table-cell>
          <table:table-cell office:value-type="float" office:value="0.025404" calcext:value-type="float">
            <text:p>0,025404</text:p>
          </table:table-cell>
          <table:table-cell office:value-type="float" office:value="0.02513" calcext:value-type="float">
            <text:p>0,02513</text:p>
          </table:table-cell>
          <table:table-cell office:value-type="float" office:value="0.024839" calcext:value-type="float">
            <text:p>0,024839</text:p>
          </table:table-cell>
          <table:table-cell office:value-type="float" office:value="0.024428" calcext:value-type="float">
            <text:p>0,024428</text:p>
          </table:table-cell>
          <table:table-cell office:value-type="float" office:value="0.026095" calcext:value-type="float">
            <text:p>0,026095</text:p>
          </table:table-cell>
          <table:table-cell office:value-type="float" office:value="0.025192" calcext:value-type="float">
            <text:p>0,025192</text:p>
          </table:table-cell>
          <table:table-cell table:formula="of:=AVERAGE([.B11:.K11])" office:value-type="float" office:value="0.0278419" calcext:value-type="float">
            <text:p>0,027841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58643" calcext:value-type="float">
            <text:p>0,058643</text:p>
          </table:table-cell>
          <table:table-cell office:value-type="float" office:value="0.030424" calcext:value-type="float">
            <text:p>0,030424</text:p>
          </table:table-cell>
          <table:table-cell office:value-type="float" office:value="0.03702" calcext:value-type="float">
            <text:p>0,03702</text:p>
          </table:table-cell>
          <table:table-cell office:value-type="float" office:value="0.034912" calcext:value-type="float">
            <text:p>0,034912</text:p>
          </table:table-cell>
          <table:table-cell office:value-type="float" office:value="0.030788" calcext:value-type="float">
            <text:p>0,030788</text:p>
          </table:table-cell>
          <table:table-cell office:value-type="float" office:value="0.030334" calcext:value-type="float">
            <text:p>0,030334</text:p>
          </table:table-cell>
          <table:table-cell office:value-type="float" office:value="0.030038" calcext:value-type="float">
            <text:p>0,030038</text:p>
          </table:table-cell>
          <table:table-cell office:value-type="float" office:value="0.029994" calcext:value-type="float">
            <text:p>0,029994</text:p>
          </table:table-cell>
          <table:table-cell office:value-type="float" office:value="0.030157" calcext:value-type="float">
            <text:p>0,030157</text:p>
          </table:table-cell>
          <table:table-cell office:value-type="float" office:value="0.029958" calcext:value-type="float">
            <text:p>0,029958</text:p>
          </table:table-cell>
          <table:table-cell table:formula="of:=AVERAGE([.B12:.K12])" office:value-type="float" office:value="0.0342268" calcext:value-type="float">
            <text:p>0,034226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81112" calcext:value-type="float">
            <text:p>0,081112</text:p>
          </table:table-cell>
          <table:table-cell office:value-type="float" office:value="0.038908" calcext:value-type="float">
            <text:p>0,038908</text:p>
          </table:table-cell>
          <table:table-cell office:value-type="float" office:value="0.038535" calcext:value-type="float">
            <text:p>0,038535</text:p>
          </table:table-cell>
          <table:table-cell office:value-type="float" office:value="0.036342" calcext:value-type="float">
            <text:p>0,036342</text:p>
          </table:table-cell>
          <table:table-cell office:value-type="float" office:value="0.036203" calcext:value-type="float">
            <text:p>0,036203</text:p>
          </table:table-cell>
          <table:table-cell office:value-type="float" office:value="0.036478" calcext:value-type="float">
            <text:p>0,036478</text:p>
          </table:table-cell>
          <table:table-cell office:value-type="float" office:value="0.036163" calcext:value-type="float">
            <text:p>0,036163</text:p>
          </table:table-cell>
          <table:table-cell office:value-type="float" office:value="0.036835" calcext:value-type="float">
            <text:p>0,036835</text:p>
          </table:table-cell>
          <table:table-cell office:value-type="float" office:value="0.03624" calcext:value-type="float">
            <text:p>0,03624</text:p>
          </table:table-cell>
          <table:table-cell office:value-type="float" office:value="0.037256" calcext:value-type="float">
            <text:p>0,037256</text:p>
          </table:table-cell>
          <table:table-cell table:formula="of:=AVERAGE([.B13:.K13])" office:value-type="float" office:value="0.0414072" calcext:value-type="float">
            <text:p>0,041407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86634" calcext:value-type="float">
            <text:p>0,086634</text:p>
          </table:table-cell>
          <table:table-cell office:value-type="float" office:value="0.046692" calcext:value-type="float">
            <text:p>0,046692</text:p>
          </table:table-cell>
          <table:table-cell office:value-type="float" office:value="0.043633" calcext:value-type="float">
            <text:p>0,043633</text:p>
          </table:table-cell>
          <table:table-cell office:value-type="float" office:value="0.044775" calcext:value-type="float">
            <text:p>0,044775</text:p>
          </table:table-cell>
          <table:table-cell office:value-type="float" office:value="0.043049" calcext:value-type="float">
            <text:p>0,043049</text:p>
          </table:table-cell>
          <table:table-cell office:value-type="float" office:value="0.043004" calcext:value-type="float">
            <text:p>0,043004</text:p>
          </table:table-cell>
          <table:table-cell office:value-type="float" office:value="0.043753" calcext:value-type="float">
            <text:p>0,043753</text:p>
          </table:table-cell>
          <table:table-cell office:value-type="float" office:value="0.046327" calcext:value-type="float">
            <text:p>0,046327</text:p>
          </table:table-cell>
          <table:table-cell office:value-type="float" office:value="0.043171" calcext:value-type="float">
            <text:p>0,043171</text:p>
          </table:table-cell>
          <table:table-cell office:value-type="float" office:value="0.043031" calcext:value-type="float">
            <text:p>0,043031</text:p>
          </table:table-cell>
          <table:table-cell table:formula="of:=AVERAGE([.B14:.K14])" office:value-type="float" office:value="0.0484069" calcext:value-type="float">
            <text:p>0,048406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103497" calcext:value-type="float">
            <text:p>0,103497</text:p>
          </table:table-cell>
          <table:table-cell office:value-type="float" office:value="0.055003" calcext:value-type="float">
            <text:p>0,055003</text:p>
          </table:table-cell>
          <table:table-cell office:value-type="float" office:value="0.05094" calcext:value-type="float">
            <text:p>0,05094</text:p>
          </table:table-cell>
          <table:table-cell office:value-type="float" office:value="0.050236" calcext:value-type="float">
            <text:p>0,050236</text:p>
          </table:table-cell>
          <table:table-cell office:value-type="float" office:value="0.050191" calcext:value-type="float">
            <text:p>0,050191</text:p>
          </table:table-cell>
          <table:table-cell office:value-type="float" office:value="0.0506" calcext:value-type="float">
            <text:p>0,0506</text:p>
          </table:table-cell>
          <table:table-cell office:value-type="float" office:value="0.050515" calcext:value-type="float">
            <text:p>0,050515</text:p>
          </table:table-cell>
          <table:table-cell office:value-type="float" office:value="0.050338" calcext:value-type="float">
            <text:p>0,050338</text:p>
          </table:table-cell>
          <table:table-cell office:value-type="float" office:value="0.050647" calcext:value-type="float">
            <text:p>0,050647</text:p>
          </table:table-cell>
          <table:table-cell office:value-type="float" office:value="0.050284" calcext:value-type="float">
            <text:p>0,050284</text:p>
          </table:table-cell>
          <table:table-cell table:formula="of:=AVERAGE([.B15:.K15])" office:value-type="float" office:value="0.0562251" calcext:value-type="float">
            <text:p>0,056225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121455" calcext:value-type="float">
            <text:p>0,121455</text:p>
          </table:table-cell>
          <table:table-cell office:value-type="float" office:value="0.063695" calcext:value-type="float">
            <text:p>0,063695</text:p>
          </table:table-cell>
          <table:table-cell office:value-type="float" office:value="0.058252" calcext:value-type="float">
            <text:p>0,058252</text:p>
          </table:table-cell>
          <table:table-cell office:value-type="float" office:value="0.058491" calcext:value-type="float">
            <text:p>0,058491</text:p>
          </table:table-cell>
          <table:table-cell office:value-type="float" office:value="0.062666" calcext:value-type="float">
            <text:p>0,062666</text:p>
          </table:table-cell>
          <table:table-cell office:value-type="float" office:value="0.058337" calcext:value-type="float">
            <text:p>0,058337</text:p>
          </table:table-cell>
          <table:table-cell office:value-type="float" office:value="0.058582" calcext:value-type="float">
            <text:p>0,058582</text:p>
          </table:table-cell>
          <table:table-cell office:value-type="float" office:value="0.058844" calcext:value-type="float">
            <text:p>0,058844</text:p>
          </table:table-cell>
          <table:table-cell office:value-type="float" office:value="0.058508" calcext:value-type="float">
            <text:p>0,058508</text:p>
          </table:table-cell>
          <table:table-cell office:value-type="float" office:value="0.058275" calcext:value-type="float">
            <text:p>0,058275</text:p>
          </table:table-cell>
          <table:table-cell table:formula="of:=AVERAGE([.B16:.K16])" office:value-type="float" office:value="0.0657105" calcext:value-type="float">
            <text:p>0,065710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153895" calcext:value-type="float">
            <text:p>0,153895</text:p>
          </table:table-cell>
          <table:table-cell office:value-type="float" office:value="0.067128" calcext:value-type="float">
            <text:p>0,067128</text:p>
          </table:table-cell>
          <table:table-cell office:value-type="float" office:value="0.06664" calcext:value-type="float">
            <text:p>0,06664</text:p>
          </table:table-cell>
          <table:table-cell office:value-type="float" office:value="0.066676" calcext:value-type="float">
            <text:p>0,066676</text:p>
          </table:table-cell>
          <table:table-cell office:value-type="float" office:value="0.066733" calcext:value-type="float">
            <text:p>0,066733</text:p>
          </table:table-cell>
          <table:table-cell office:value-type="float" office:value="0.068329" calcext:value-type="float">
            <text:p>0,068329</text:p>
          </table:table-cell>
          <table:table-cell office:value-type="float" office:value="0.068866" calcext:value-type="float">
            <text:p>0,068866</text:p>
          </table:table-cell>
          <table:table-cell office:value-type="float" office:value="0.066751" calcext:value-type="float">
            <text:p>0,066751</text:p>
          </table:table-cell>
          <table:table-cell office:value-type="float" office:value="0.071873" calcext:value-type="float">
            <text:p>0,071873</text:p>
          </table:table-cell>
          <table:table-cell office:value-type="float" office:value="0.066871" calcext:value-type="float">
            <text:p>0,066871</text:p>
          </table:table-cell>
          <table:table-cell table:formula="of:=AVERAGE([.B17:.K17])" office:value-type="float" office:value="0.0763762" calcext:value-type="float">
            <text:p>0,076376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165818" calcext:value-type="float">
            <text:p>0,165818</text:p>
          </table:table-cell>
          <table:table-cell office:value-type="float" office:value="0.07621" calcext:value-type="float">
            <text:p>0,07621</text:p>
          </table:table-cell>
          <table:table-cell office:value-type="float" office:value="0.075879" calcext:value-type="float">
            <text:p>0,075879</text:p>
          </table:table-cell>
          <table:table-cell office:value-type="float" office:value="0.075845" calcext:value-type="float">
            <text:p>0,075845</text:p>
          </table:table-cell>
          <table:table-cell office:value-type="float" office:value="0.075899" calcext:value-type="float">
            <text:p>0,075899</text:p>
          </table:table-cell>
          <table:table-cell office:value-type="float" office:value="0.077242" calcext:value-type="float">
            <text:p>0,077242</text:p>
          </table:table-cell>
          <table:table-cell office:value-type="float" office:value="0.075732" calcext:value-type="float">
            <text:p>0,075732</text:p>
          </table:table-cell>
          <table:table-cell office:value-type="float" office:value="0.076029" calcext:value-type="float">
            <text:p>0,076029</text:p>
          </table:table-cell>
          <table:table-cell office:value-type="float" office:value="0.077988" calcext:value-type="float">
            <text:p>0,077988</text:p>
          </table:table-cell>
          <table:table-cell office:value-type="float" office:value="0.075457" calcext:value-type="float">
            <text:p>0,075457</text:p>
          </table:table-cell>
          <table:table-cell table:formula="of:=AVERAGE([.B18:.K18])" office:value-type="float" office:value="0.0852099" calcext:value-type="float">
            <text:p>0,085209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189142" calcext:value-type="float">
            <text:p>0,189142</text:p>
          </table:table-cell>
          <table:table-cell office:value-type="float" office:value="0.086707" calcext:value-type="float">
            <text:p>0,086707</text:p>
          </table:table-cell>
          <table:table-cell office:value-type="float" office:value="0.086285" calcext:value-type="float">
            <text:p>0,086285</text:p>
          </table:table-cell>
          <table:table-cell office:value-type="float" office:value="0.085402" calcext:value-type="float">
            <text:p>0,085402</text:p>
          </table:table-cell>
          <table:table-cell office:value-type="float" office:value="0.085773" calcext:value-type="float">
            <text:p>0,085773</text:p>
          </table:table-cell>
          <table:table-cell office:value-type="float" office:value="0.085577" calcext:value-type="float">
            <text:p>0,085577</text:p>
          </table:table-cell>
          <table:table-cell office:value-type="float" office:value="0.085506" calcext:value-type="float">
            <text:p>0,085506</text:p>
          </table:table-cell>
          <table:table-cell office:value-type="float" office:value="0.085586" calcext:value-type="float">
            <text:p>0,085586</text:p>
          </table:table-cell>
          <table:table-cell office:value-type="float" office:value="0.088827" calcext:value-type="float">
            <text:p>0,088827</text:p>
          </table:table-cell>
          <table:table-cell office:value-type="float" office:value="0.086011" calcext:value-type="float">
            <text:p>0,086011</text:p>
          </table:table-cell>
          <table:table-cell table:formula="of:=AVERAGE([.B19:.K19])" office:value-type="float" office:value="0.0964816" calcext:value-type="float">
            <text:p>0,096481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213309" calcext:value-type="float">
            <text:p>0,213309</text:p>
          </table:table-cell>
          <table:table-cell office:value-type="float" office:value="0.095816" calcext:value-type="float">
            <text:p>0,095816</text:p>
          </table:table-cell>
          <table:table-cell office:value-type="float" office:value="0.096016" calcext:value-type="float">
            <text:p>0,096016</text:p>
          </table:table-cell>
          <table:table-cell office:value-type="float" office:value="0.096761" calcext:value-type="float">
            <text:p>0,096761</text:p>
          </table:table-cell>
          <table:table-cell office:value-type="float" office:value="0.096122" calcext:value-type="float">
            <text:p>0,096122</text:p>
          </table:table-cell>
          <table:table-cell office:value-type="float" office:value="0.095807" calcext:value-type="float">
            <text:p>0,095807</text:p>
          </table:table-cell>
          <table:table-cell office:value-type="float" office:value="0.09551" calcext:value-type="float">
            <text:p>0,09551</text:p>
          </table:table-cell>
          <table:table-cell office:value-type="float" office:value="0.097091" calcext:value-type="float">
            <text:p>0,097091</text:p>
          </table:table-cell>
          <table:table-cell office:value-type="float" office:value="0.098094" calcext:value-type="float">
            <text:p>0,098094</text:p>
          </table:table-cell>
          <table:table-cell office:value-type="float" office:value="0.096306" calcext:value-type="float">
            <text:p>0,096306</text:p>
          </table:table-cell>
          <table:table-cell table:formula="of:=AVERAGE([.B20:.K20])" office:value-type="float" office:value="0.1080832" calcext:value-type="float">
            <text:p>0,108083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235329" calcext:value-type="float">
            <text:p>0,235329</text:p>
          </table:table-cell>
          <table:table-cell office:value-type="float" office:value="0.10634" calcext:value-type="float">
            <text:p>0,10634</text:p>
          </table:table-cell>
          <table:table-cell office:value-type="float" office:value="0.106101" calcext:value-type="float">
            <text:p>0,106101</text:p>
          </table:table-cell>
          <table:table-cell office:value-type="float" office:value="0.106679" calcext:value-type="float">
            <text:p>0,106679</text:p>
          </table:table-cell>
          <table:table-cell office:value-type="float" office:value="0.107318" calcext:value-type="float">
            <text:p>0,107318</text:p>
          </table:table-cell>
          <table:table-cell office:value-type="float" office:value="0.109645" calcext:value-type="float">
            <text:p>0,109645</text:p>
          </table:table-cell>
          <table:table-cell office:value-type="float" office:value="0.108954" calcext:value-type="float">
            <text:p>0,108954</text:p>
          </table:table-cell>
          <table:table-cell office:value-type="float" office:value="0.10764" calcext:value-type="float">
            <text:p>0,10764</text:p>
          </table:table-cell>
          <table:table-cell office:value-type="float" office:value="0.110552" calcext:value-type="float">
            <text:p>0,110552</text:p>
          </table:table-cell>
          <table:table-cell office:value-type="float" office:value="0.106526" calcext:value-type="float">
            <text:p>0,106526</text:p>
          </table:table-cell>
          <table:table-cell table:formula="of:=AVERAGE([.B21:.K21])" office:value-type="float" office:value="0.1205084" calcext:value-type="float">
            <text:p>0,1205084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269951" calcext:value-type="float">
            <text:p>0,269951</text:p>
          </table:table-cell>
          <table:table-cell office:value-type="float" office:value="0.117987" calcext:value-type="float">
            <text:p>0,117987</text:p>
          </table:table-cell>
          <table:table-cell office:value-type="float" office:value="0.118048" calcext:value-type="float">
            <text:p>0,118048</text:p>
          </table:table-cell>
          <table:table-cell office:value-type="float" office:value="0.121634" calcext:value-type="float">
            <text:p>0,121634</text:p>
          </table:table-cell>
          <table:table-cell office:value-type="float" office:value="0.118421" calcext:value-type="float">
            <text:p>0,118421</text:p>
          </table:table-cell>
          <table:table-cell office:value-type="float" office:value="0.122421" calcext:value-type="float">
            <text:p>0,122421</text:p>
          </table:table-cell>
          <table:table-cell office:value-type="float" office:value="0.117574" calcext:value-type="float">
            <text:p>0,117574</text:p>
          </table:table-cell>
          <table:table-cell office:value-type="float" office:value="0.119523" calcext:value-type="float">
            <text:p>0,119523</text:p>
          </table:table-cell>
          <table:table-cell office:value-type="float" office:value="0.119131" calcext:value-type="float">
            <text:p>0,119131</text:p>
          </table:table-cell>
          <table:table-cell office:value-type="float" office:value="0.11803" calcext:value-type="float">
            <text:p>0,11803</text:p>
          </table:table-cell>
          <table:table-cell table:formula="of:=AVERAGE([.B22:.K22])" office:value-type="float" office:value="0.134272" calcext:value-type="float">
            <text:p>0,13427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290971" calcext:value-type="float">
            <text:p>0,290971</text:p>
          </table:table-cell>
          <table:table-cell office:value-type="float" office:value="0.129677" calcext:value-type="float">
            <text:p>0,129677</text:p>
          </table:table-cell>
          <table:table-cell office:value-type="float" office:value="0.135923" calcext:value-type="float">
            <text:p>0,135923</text:p>
          </table:table-cell>
          <table:table-cell office:value-type="float" office:value="0.129894" calcext:value-type="float">
            <text:p>0,129894</text:p>
          </table:table-cell>
          <table:table-cell office:value-type="float" office:value="0.129724" calcext:value-type="float">
            <text:p>0,129724</text:p>
          </table:table-cell>
          <table:table-cell office:value-type="float" office:value="0.129598" calcext:value-type="float">
            <text:p>0,129598</text:p>
          </table:table-cell>
          <table:table-cell office:value-type="float" office:value="0.130796" calcext:value-type="float">
            <text:p>0,130796</text:p>
          </table:table-cell>
          <table:table-cell office:value-type="float" office:value="0.130652" calcext:value-type="float">
            <text:p>0,130652</text:p>
          </table:table-cell>
          <table:table-cell office:value-type="float" office:value="0.132606" calcext:value-type="float">
            <text:p>0,132606</text:p>
          </table:table-cell>
          <table:table-cell office:value-type="float" office:value="0.130963" calcext:value-type="float">
            <text:p>0,130963</text:p>
          </table:table-cell>
          <table:table-cell table:formula="of:=AVERAGE([.B23:.K23])" office:value-type="float" office:value="0.1470804" calcext:value-type="float">
            <text:p>0,1470804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330187" calcext:value-type="float">
            <text:p>0,330187</text:p>
          </table:table-cell>
          <table:table-cell office:value-type="float" office:value="0.14215" calcext:value-type="float">
            <text:p>0,14215</text:p>
          </table:table-cell>
          <table:table-cell office:value-type="float" office:value="0.142935" calcext:value-type="float">
            <text:p>0,142935</text:p>
          </table:table-cell>
          <table:table-cell office:value-type="float" office:value="0.142821" calcext:value-type="float">
            <text:p>0,142821</text:p>
          </table:table-cell>
          <table:table-cell office:value-type="float" office:value="0.14635" calcext:value-type="float">
            <text:p>0,14635</text:p>
          </table:table-cell>
          <table:table-cell office:value-type="float" office:value="0.147665" calcext:value-type="float">
            <text:p>0,147665</text:p>
          </table:table-cell>
          <table:table-cell office:value-type="float" office:value="0.143706" calcext:value-type="float">
            <text:p>0,143706</text:p>
          </table:table-cell>
          <table:table-cell office:value-type="float" office:value="0.142308" calcext:value-type="float">
            <text:p>0,142308</text:p>
          </table:table-cell>
          <table:table-cell office:value-type="float" office:value="0.142239" calcext:value-type="float">
            <text:p>0,142239</text:p>
          </table:table-cell>
          <table:table-cell office:value-type="float" office:value="0.142392" calcext:value-type="float">
            <text:p>0,142392</text:p>
          </table:table-cell>
          <table:table-cell table:formula="of:=AVERAGE([.B24:.K24])" office:value-type="float" office:value="0.1622753" calcext:value-type="float">
            <text:p>0,162275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361498" calcext:value-type="float">
            <text:p>0,361498</text:p>
          </table:table-cell>
          <table:table-cell office:value-type="float" office:value="0.156307" calcext:value-type="float">
            <text:p>0,156307</text:p>
          </table:table-cell>
          <table:table-cell office:value-type="float" office:value="0.155601" calcext:value-type="float">
            <text:p>0,155601</text:p>
          </table:table-cell>
          <table:table-cell office:value-type="float" office:value="0.155358" calcext:value-type="float">
            <text:p>0,155358</text:p>
          </table:table-cell>
          <table:table-cell office:value-type="float" office:value="0.155459" calcext:value-type="float">
            <text:p>0,155459</text:p>
          </table:table-cell>
          <table:table-cell office:value-type="float" office:value="0.155826" calcext:value-type="float">
            <text:p>0,155826</text:p>
          </table:table-cell>
          <table:table-cell office:value-type="float" office:value="0.158585" calcext:value-type="float">
            <text:p>0,158585</text:p>
          </table:table-cell>
          <table:table-cell office:value-type="float" office:value="0.156562" calcext:value-type="float">
            <text:p>0,156562</text:p>
          </table:table-cell>
          <table:table-cell office:value-type="float" office:value="0.155406" calcext:value-type="float">
            <text:p>0,155406</text:p>
          </table:table-cell>
          <table:table-cell office:value-type="float" office:value="0.157996" calcext:value-type="float">
            <text:p>0,157996</text:p>
          </table:table-cell>
          <table:table-cell table:formula="of:=AVERAGE([.B25:.K25])" office:value-type="float" office:value="0.1768598" calcext:value-type="float">
            <text:p>0,1768598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381521" calcext:value-type="float">
            <text:p>0,381521</text:p>
          </table:table-cell>
          <table:table-cell office:value-type="float" office:value="0.172217" calcext:value-type="float">
            <text:p>0,172217</text:p>
          </table:table-cell>
          <table:table-cell office:value-type="float" office:value="0.173157" calcext:value-type="float">
            <text:p>0,173157</text:p>
          </table:table-cell>
          <table:table-cell office:value-type="float" office:value="0.169545" calcext:value-type="float">
            <text:p>0,169545</text:p>
          </table:table-cell>
          <table:table-cell office:value-type="float" office:value="0.168909" calcext:value-type="float">
            <text:p>0,168909</text:p>
          </table:table-cell>
          <table:table-cell office:value-type="float" office:value="0.169487" calcext:value-type="float">
            <text:p>0,169487</text:p>
          </table:table-cell>
          <table:table-cell office:value-type="float" office:value="0.170411" calcext:value-type="float">
            <text:p>0,170411</text:p>
          </table:table-cell>
          <table:table-cell office:value-type="float" office:value="0.172366" calcext:value-type="float">
            <text:p>0,172366</text:p>
          </table:table-cell>
          <table:table-cell office:value-type="float" office:value="0.169548" calcext:value-type="float">
            <text:p>0,169548</text:p>
          </table:table-cell>
          <table:table-cell office:value-type="float" office:value="0.168982" calcext:value-type="float">
            <text:p>0,168982</text:p>
          </table:table-cell>
          <table:table-cell table:formula="of:=AVERAGE([.B26:.K26])" office:value-type="float" office:value="0.1916143" calcext:value-type="float">
            <text:p>0,191614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74" calcext:value-type="float">
            <text:p>7,40E-05</text:p>
          </table:table-cell>
          <table:table-cell table:number-columns-repeated="2" table:style-name="ce1" office:value-type="float" office:value="0.000044" calcext:value-type="float">
            <text:p>4,40E-05</text:p>
          </table:table-cell>
          <table:table-cell table:style-name="ce1" office:value-type="float" office:value="0.000046" calcext:value-type="float">
            <text:p>4,60E-05</text:p>
          </table:table-cell>
          <table:table-cell table:style-name="ce1" office:value-type="float" office:value="0.000045" calcext:value-type="float">
            <text:p>4,50E-05</text:p>
          </table:table-cell>
          <table:table-cell table:number-columns-repeated="5" table:style-name="ce1" office:value-type="float" office:value="0.000044" calcext:value-type="float">
            <text:p>4,40E-05</text:p>
          </table:table-cell>
          <table:table-cell table:formula="of:=AVERAGE([.B29:.K29])" office:value-type="float" office:value="0.0000473" calcext:value-type="float">
            <text:p>4,73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18" calcext:value-type="float">
            <text:p>0,000418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241" calcext:value-type="float">
            <text:p>0,000241</text:p>
          </table:table-cell>
          <table:table-cell table:number-columns-repeated="2" office:value-type="float" office:value="0.000216" calcext:value-type="float">
            <text:p>0,000216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247" calcext:value-type="float">
            <text:p>0,000247</text:p>
          </table:table-cell>
          <table:table-cell table:formula="of:=AVERAGE([.B30:.K30])" office:value-type="float" office:value="0.0003325" calcext:value-type="float">
            <text:p>0,00033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2549" calcext:value-type="float">
            <text:p>0,002549</text:p>
          </table:table-cell>
          <table:table-cell office:value-type="float" office:value="0.000807" calcext:value-type="float">
            <text:p>0,000807</text:p>
          </table:table-cell>
          <table:table-cell table:number-columns-repeated="2" office:value-type="float" office:value="0.000822" calcext:value-type="float">
            <text:p>0,000822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751" calcext:value-type="float">
            <text:p>0,000751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711" calcext:value-type="float">
            <text:p>0,000711</text:p>
          </table:table-cell>
          <table:table-cell table:formula="of:=AVERAGE([.B31:.K31])" office:value-type="float" office:value="0.0009438" calcext:value-type="float">
            <text:p>0,00094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4736" calcext:value-type="float">
            <text:p>0,004736</text:p>
          </table:table-cell>
          <table:table-cell office:value-type="float" office:value="0.001496" calcext:value-type="float">
            <text:p>0,001496</text:p>
          </table:table-cell>
          <table:table-cell office:value-type="float" office:value="0.001582" calcext:value-type="float">
            <text:p>0,001582</text:p>
          </table:table-cell>
          <table:table-cell office:value-type="float" office:value="0.001557" calcext:value-type="float">
            <text:p>0,001557</text:p>
          </table:table-cell>
          <table:table-cell office:value-type="float" office:value="0.002283" calcext:value-type="float">
            <text:p>0,002283</text:p>
          </table:table-cell>
          <table:table-cell office:value-type="float" office:value="0.002394" calcext:value-type="float">
            <text:p>0,002394</text:p>
          </table:table-cell>
          <table:table-cell office:value-type="float" office:value="0.001514" calcext:value-type="float">
            <text:p>0,001514</text:p>
          </table:table-cell>
          <table:table-cell office:value-type="float" office:value="0.001529" calcext:value-type="float">
            <text:p>0,001529</text:p>
          </table:table-cell>
          <table:table-cell office:value-type="float" office:value="0.001548" calcext:value-type="float">
            <text:p>0,001548</text:p>
          </table:table-cell>
          <table:table-cell office:value-type="float" office:value="0.001507" calcext:value-type="float">
            <text:p>0,001507</text:p>
          </table:table-cell>
          <table:table-cell table:formula="of:=AVERAGE([.B32:.K32])" office:value-type="float" office:value="0.0020146" calcext:value-type="float">
            <text:p>0,002014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8345" calcext:value-type="float">
            <text:p>0,008345</text:p>
          </table:table-cell>
          <table:table-cell office:value-type="float" office:value="0.002784" calcext:value-type="float">
            <text:p>0,002784</text:p>
          </table:table-cell>
          <table:table-cell table:number-columns-repeated="2" office:value-type="float" office:value="0.002564" calcext:value-type="float">
            <text:p>0,002564</text:p>
          </table:table-cell>
          <table:table-cell office:value-type="float" office:value="0.002705" calcext:value-type="float">
            <text:p>0,002705</text:p>
          </table:table-cell>
          <table:table-cell office:value-type="float" office:value="0.002577" calcext:value-type="float">
            <text:p>0,002577</text:p>
          </table:table-cell>
          <table:table-cell office:value-type="float" office:value="0.002542" calcext:value-type="float">
            <text:p>0,002542</text:p>
          </table:table-cell>
          <table:table-cell office:value-type="float" office:value="0.002513" calcext:value-type="float">
            <text:p>0,002513</text:p>
          </table:table-cell>
          <table:table-cell office:value-type="float" office:value="0.002522" calcext:value-type="float">
            <text:p>0,002522</text:p>
          </table:table-cell>
          <table:table-cell office:value-type="float" office:value="0.002409" calcext:value-type="float">
            <text:p>0,002409</text:p>
          </table:table-cell>
          <table:table-cell table:formula="of:=AVERAGE([.B33:.K33])" office:value-type="float" office:value="0.0031525" calcext:value-type="float">
            <text:p>0,00315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11628" calcext:value-type="float">
            <text:p>0,011628</text:p>
          </table:table-cell>
          <table:table-cell office:value-type="float" office:value="0.003563" calcext:value-type="float">
            <text:p>0,003563</text:p>
          </table:table-cell>
          <table:table-cell office:value-type="float" office:value="0.003612" calcext:value-type="float">
            <text:p>0,003612</text:p>
          </table:table-cell>
          <table:table-cell office:value-type="float" office:value="0.00351" calcext:value-type="float">
            <text:p>0,00351</text:p>
          </table:table-cell>
          <table:table-cell office:value-type="float" office:value="0.003504" calcext:value-type="float">
            <text:p>0,003504</text:p>
          </table:table-cell>
          <table:table-cell office:value-type="float" office:value="0.00356" calcext:value-type="float">
            <text:p>0,00356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3498" calcext:value-type="float">
            <text:p>0,003498</text:p>
          </table:table-cell>
          <table:table-cell office:value-type="float" office:value="0.004955" calcext:value-type="float">
            <text:p>0,004955</text:p>
          </table:table-cell>
          <table:table-cell office:value-type="float" office:value="0.008082" calcext:value-type="float">
            <text:p>0,008082</text:p>
          </table:table-cell>
          <table:table-cell table:formula="of:=AVERAGE([.B34:.K34])" office:value-type="float" office:value="0.0049387" calcext:value-type="float">
            <text:p>0,00493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6481" calcext:value-type="float">
            <text:p>0,016481</text:p>
          </table:table-cell>
          <table:table-cell office:value-type="float" office:value="0.004926" calcext:value-type="float">
            <text:p>0,004926</text:p>
          </table:table-cell>
          <table:table-cell office:value-type="float" office:value="0.004841" calcext:value-type="float">
            <text:p>0,004841</text:p>
          </table:table-cell>
          <table:table-cell office:value-type="float" office:value="0.004683" calcext:value-type="float">
            <text:p>0,004683</text:p>
          </table:table-cell>
          <table:table-cell office:value-type="float" office:value="0.004817" calcext:value-type="float">
            <text:p>0,004817</text:p>
          </table:table-cell>
          <table:table-cell office:value-type="float" office:value="0.00462" calcext:value-type="float">
            <text:p>0,00462</text:p>
          </table:table-cell>
          <table:table-cell office:value-type="float" office:value="0.00448" calcext:value-type="float">
            <text:p>0,00448</text:p>
          </table:table-cell>
          <table:table-cell office:value-type="float" office:value="0.004457" calcext:value-type="float">
            <text:p>0,004457</text:p>
          </table:table-cell>
          <table:table-cell office:value-type="float" office:value="0.004314" calcext:value-type="float">
            <text:p>0,004314</text:p>
          </table:table-cell>
          <table:table-cell office:value-type="float" office:value="0.004366" calcext:value-type="float">
            <text:p>0,004366</text:p>
          </table:table-cell>
          <table:table-cell table:formula="of:=AVERAGE([.B35:.K35])" office:value-type="float" office:value="0.0057985" calcext:value-type="float">
            <text:p>0,005798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26273" calcext:value-type="float">
            <text:p>0,026273</text:p>
          </table:table-cell>
          <table:table-cell office:value-type="float" office:value="0.006264" calcext:value-type="float">
            <text:p>0,006264</text:p>
          </table:table-cell>
          <table:table-cell office:value-type="float" office:value="0.006056" calcext:value-type="float">
            <text:p>0,006056</text:p>
          </table:table-cell>
          <table:table-cell office:value-type="float" office:value="0.006836" calcext:value-type="float">
            <text:p>0,006836</text:p>
          </table:table-cell>
          <table:table-cell office:value-type="float" office:value="0.007178" calcext:value-type="float">
            <text:p>0,007178</text:p>
          </table:table-cell>
          <table:table-cell office:value-type="float" office:value="0.006428" calcext:value-type="float">
            <text:p>0,006428</text:p>
          </table:table-cell>
          <table:table-cell office:value-type="float" office:value="0.006349" calcext:value-type="float">
            <text:p>0,006349</text:p>
          </table:table-cell>
          <table:table-cell office:value-type="float" office:value="0.006148" calcext:value-type="float">
            <text:p>0,006148</text:p>
          </table:table-cell>
          <table:table-cell office:value-type="float" office:value="0.00619" calcext:value-type="float">
            <text:p>0,00619</text:p>
          </table:table-cell>
          <table:table-cell office:value-type="float" office:value="0.00581" calcext:value-type="float">
            <text:p>0,00581</text:p>
          </table:table-cell>
          <table:table-cell table:formula="of:=AVERAGE([.B36:.K36])" office:value-type="float" office:value="0.0083532" calcext:value-type="float">
            <text:p>0,008353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26853" calcext:value-type="float">
            <text:p>0,026853</text:p>
          </table:table-cell>
          <table:table-cell office:value-type="float" office:value="0.007689" calcext:value-type="float">
            <text:p>0,007689</text:p>
          </table:table-cell>
          <table:table-cell office:value-type="float" office:value="0.007845" calcext:value-type="float">
            <text:p>0,007845</text:p>
          </table:table-cell>
          <table:table-cell office:value-type="float" office:value="0.00806" calcext:value-type="float">
            <text:p>0,00806</text:p>
          </table:table-cell>
          <table:table-cell office:value-type="float" office:value="0.007978" calcext:value-type="float">
            <text:p>0,007978</text:p>
          </table:table-cell>
          <table:table-cell office:value-type="float" office:value="0.007786" calcext:value-type="float">
            <text:p>0,007786</text:p>
          </table:table-cell>
          <table:table-cell office:value-type="float" office:value="0.00789" calcext:value-type="float">
            <text:p>0,00789</text:p>
          </table:table-cell>
          <table:table-cell office:value-type="float" office:value="0.007737" calcext:value-type="float">
            <text:p>0,007737</text:p>
          </table:table-cell>
          <table:table-cell office:value-type="float" office:value="0.007532" calcext:value-type="float">
            <text:p>0,007532</text:p>
          </table:table-cell>
          <table:table-cell office:value-type="float" office:value="0.007529" calcext:value-type="float">
            <text:p>0,007529</text:p>
          </table:table-cell>
          <table:table-cell table:formula="of:=AVERAGE([.B37:.K37])" office:value-type="float" office:value="0.0096899" calcext:value-type="float">
            <text:p>0,009689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35475" calcext:value-type="float">
            <text:p>0,035475</text:p>
          </table:table-cell>
          <table:table-cell office:value-type="float" office:value="0.013548" calcext:value-type="float">
            <text:p>0,013548</text:p>
          </table:table-cell>
          <table:table-cell office:value-type="float" office:value="0.012198" calcext:value-type="float">
            <text:p>0,012198</text:p>
          </table:table-cell>
          <table:table-cell office:value-type="float" office:value="0.011647" calcext:value-type="float">
            <text:p>0,011647</text:p>
          </table:table-cell>
          <table:table-cell office:value-type="float" office:value="0.01081" calcext:value-type="float">
            <text:p>0,01081</text:p>
          </table:table-cell>
          <table:table-cell office:value-type="float" office:value="0.01041" calcext:value-type="float">
            <text:p>0,01041</text:p>
          </table:table-cell>
          <table:table-cell office:value-type="float" office:value="0.009845" calcext:value-type="float">
            <text:p>0,009845</text:p>
          </table:table-cell>
          <table:table-cell office:value-type="float" office:value="0.01038" calcext:value-type="float">
            <text:p>0,01038</text:p>
          </table:table-cell>
          <table:table-cell office:value-type="float" office:value="0.010119" calcext:value-type="float">
            <text:p>0,010119</text:p>
          </table:table-cell>
          <table:table-cell office:value-type="float" office:value="0.010163" calcext:value-type="float">
            <text:p>0,010163</text:p>
          </table:table-cell>
          <table:table-cell table:formula="of:=AVERAGE([.B38:.K38])" office:value-type="float" office:value="0.0134595" calcext:value-type="float">
            <text:p>0,013459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40876" calcext:value-type="float">
            <text:p>0,040876</text:p>
          </table:table-cell>
          <table:table-cell office:value-type="float" office:value="0.012737" calcext:value-type="float">
            <text:p>0,012737</text:p>
          </table:table-cell>
          <table:table-cell office:value-type="float" office:value="0.012457" calcext:value-type="float">
            <text:p>0,012457</text:p>
          </table:table-cell>
          <table:table-cell office:value-type="float" office:value="0.012087" calcext:value-type="float">
            <text:p>0,012087</text:p>
          </table:table-cell>
          <table:table-cell office:value-type="float" office:value="0.013698" calcext:value-type="float">
            <text:p>0,013698</text:p>
          </table:table-cell>
          <table:table-cell office:value-type="float" office:value="0.012832" calcext:value-type="float">
            <text:p>0,012832</text:p>
          </table:table-cell>
          <table:table-cell office:value-type="float" office:value="0.012631" calcext:value-type="float">
            <text:p>0,012631</text:p>
          </table:table-cell>
          <table:table-cell office:value-type="float" office:value="0.013314" calcext:value-type="float">
            <text:p>0,013314</text:p>
          </table:table-cell>
          <table:table-cell office:value-type="float" office:value="0.012411" calcext:value-type="float">
            <text:p>0,012411</text:p>
          </table:table-cell>
          <table:table-cell office:value-type="float" office:value="0.012344" calcext:value-type="float">
            <text:p>0,012344</text:p>
          </table:table-cell>
          <table:table-cell table:formula="of:=AVERAGE([.B39:.K39])" office:value-type="float" office:value="0.0155387" calcext:value-type="float">
            <text:p>0,015538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54667" calcext:value-type="float">
            <text:p>0,054667</text:p>
          </table:table-cell>
          <table:table-cell office:value-type="float" office:value="0.014196" calcext:value-type="float">
            <text:p>0,014196</text:p>
          </table:table-cell>
          <table:table-cell office:value-type="float" office:value="0.014555" calcext:value-type="float">
            <text:p>0,014555</text:p>
          </table:table-cell>
          <table:table-cell office:value-type="float" office:value="0.014512" calcext:value-type="float">
            <text:p>0,014512</text:p>
          </table:table-cell>
          <table:table-cell office:value-type="float" office:value="0.016619" calcext:value-type="float">
            <text:p>0,016619</text:p>
          </table:table-cell>
          <table:table-cell office:value-type="float" office:value="0.015248" calcext:value-type="float">
            <text:p>0,015248</text:p>
          </table:table-cell>
          <table:table-cell office:value-type="float" office:value="0.015773" calcext:value-type="float">
            <text:p>0,015773</text:p>
          </table:table-cell>
          <table:table-cell office:value-type="float" office:value="0.015303" calcext:value-type="float">
            <text:p>0,015303</text:p>
          </table:table-cell>
          <table:table-cell office:value-type="float" office:value="0.014859" calcext:value-type="float">
            <text:p>0,014859</text:p>
          </table:table-cell>
          <table:table-cell office:value-type="float" office:value="0.014494" calcext:value-type="float">
            <text:p>0,014494</text:p>
          </table:table-cell>
          <table:table-cell table:formula="of:=AVERAGE([.B40:.K40])" office:value-type="float" office:value="0.0190226" calcext:value-type="float">
            <text:p>0,019022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63074" calcext:value-type="float">
            <text:p>0,063074</text:p>
          </table:table-cell>
          <table:table-cell office:value-type="float" office:value="0.017556" calcext:value-type="float">
            <text:p>0,017556</text:p>
          </table:table-cell>
          <table:table-cell office:value-type="float" office:value="0.017253" calcext:value-type="float">
            <text:p>0,017253</text:p>
          </table:table-cell>
          <table:table-cell office:value-type="float" office:value="0.019062" calcext:value-type="float">
            <text:p>0,019062</text:p>
          </table:table-cell>
          <table:table-cell office:value-type="float" office:value="0.018796" calcext:value-type="float">
            <text:p>0,018796</text:p>
          </table:table-cell>
          <table:table-cell office:value-type="float" office:value="0.033476" calcext:value-type="float">
            <text:p>0,033476</text:p>
          </table:table-cell>
          <table:table-cell office:value-type="float" office:value="0.028977" calcext:value-type="float">
            <text:p>0,028977</text:p>
          </table:table-cell>
          <table:table-cell office:value-type="float" office:value="0.022764" calcext:value-type="float">
            <text:p>0,022764</text:p>
          </table:table-cell>
          <table:table-cell office:value-type="float" office:value="0.022907" calcext:value-type="float">
            <text:p>0,022907</text:p>
          </table:table-cell>
          <table:table-cell office:value-type="float" office:value="0.023618" calcext:value-type="float">
            <text:p>0,023618</text:p>
          </table:table-cell>
          <table:table-cell table:formula="of:=AVERAGE([.B41:.K41])" office:value-type="float" office:value="0.0267483" calcext:value-type="float">
            <text:p>0,026748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80459" calcext:value-type="float">
            <text:p>0,080459</text:p>
          </table:table-cell>
          <table:table-cell office:value-type="float" office:value="0.027031" calcext:value-type="float">
            <text:p>0,027031</text:p>
          </table:table-cell>
          <table:table-cell office:value-type="float" office:value="0.026391" calcext:value-type="float">
            <text:p>0,026391</text:p>
          </table:table-cell>
          <table:table-cell office:value-type="float" office:value="0.025597" calcext:value-type="float">
            <text:p>0,025597</text:p>
          </table:table-cell>
          <table:table-cell office:value-type="float" office:value="0.024826" calcext:value-type="float">
            <text:p>0,024826</text:p>
          </table:table-cell>
          <table:table-cell office:value-type="float" office:value="0.024876" calcext:value-type="float">
            <text:p>0,024876</text:p>
          </table:table-cell>
          <table:table-cell office:value-type="float" office:value="0.026845" calcext:value-type="float">
            <text:p>0,026845</text:p>
          </table:table-cell>
          <table:table-cell office:value-type="float" office:value="0.022989" calcext:value-type="float">
            <text:p>0,022989</text:p>
          </table:table-cell>
          <table:table-cell office:value-type="float" office:value="0.022104" calcext:value-type="float">
            <text:p>0,022104</text:p>
          </table:table-cell>
          <table:table-cell office:value-type="float" office:value="0.022511" calcext:value-type="float">
            <text:p>0,022511</text:p>
          </table:table-cell>
          <table:table-cell table:formula="of:=AVERAGE([.B42:.K42])" office:value-type="float" office:value="0.0303629" calcext:value-type="float">
            <text:p>0,030362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78139" calcext:value-type="float">
            <text:p>0,078139</text:p>
          </table:table-cell>
          <table:table-cell office:value-type="float" office:value="0.022906" calcext:value-type="float">
            <text:p>0,022906</text:p>
          </table:table-cell>
          <table:table-cell office:value-type="float" office:value="0.02554" calcext:value-type="float">
            <text:p>0,02554</text:p>
          </table:table-cell>
          <table:table-cell office:value-type="float" office:value="0.023648" calcext:value-type="float">
            <text:p>0,023648</text:p>
          </table:table-cell>
          <table:table-cell office:value-type="float" office:value="0.023549" calcext:value-type="float">
            <text:p>0,023549</text:p>
          </table:table-cell>
          <table:table-cell office:value-type="float" office:value="0.024686" calcext:value-type="float">
            <text:p>0,024686</text:p>
          </table:table-cell>
          <table:table-cell office:value-type="float" office:value="0.026018" calcext:value-type="float">
            <text:p>0,026018</text:p>
          </table:table-cell>
          <table:table-cell office:value-type="float" office:value="0.022775" calcext:value-type="float">
            <text:p>0,022775</text:p>
          </table:table-cell>
          <table:table-cell office:value-type="float" office:value="0.025108" calcext:value-type="float">
            <text:p>0,025108</text:p>
          </table:table-cell>
          <table:table-cell office:value-type="float" office:value="0.024646" calcext:value-type="float">
            <text:p>0,024646</text:p>
          </table:table-cell>
          <table:table-cell table:formula="of:=AVERAGE([.B43:.K43])" office:value-type="float" office:value="0.0297015" calcext:value-type="float">
            <text:p>0,029701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95754" calcext:value-type="float">
            <text:p>0,095754</text:p>
          </table:table-cell>
          <table:table-cell office:value-type="float" office:value="0.029106" calcext:value-type="float">
            <text:p>0,029106</text:p>
          </table:table-cell>
          <table:table-cell office:value-type="float" office:value="0.02693" calcext:value-type="float">
            <text:p>0,02693</text:p>
          </table:table-cell>
          <table:table-cell office:value-type="float" office:value="0.026312" calcext:value-type="float">
            <text:p>0,026312</text:p>
          </table:table-cell>
          <table:table-cell office:value-type="float" office:value="0.028299" calcext:value-type="float">
            <text:p>0,028299</text:p>
          </table:table-cell>
          <table:table-cell office:value-type="float" office:value="0.029306" calcext:value-type="float">
            <text:p>0,029306</text:p>
          </table:table-cell>
          <table:table-cell office:value-type="float" office:value="0.027577" calcext:value-type="float">
            <text:p>0,027577</text:p>
          </table:table-cell>
          <table:table-cell office:value-type="float" office:value="0.02987" calcext:value-type="float">
            <text:p>0,02987</text:p>
          </table:table-cell>
          <table:table-cell office:value-type="float" office:value="0.034095" calcext:value-type="float">
            <text:p>0,034095</text:p>
          </table:table-cell>
          <table:table-cell office:value-type="float" office:value="0.03587" calcext:value-type="float">
            <text:p>0,03587</text:p>
          </table:table-cell>
          <table:table-cell table:formula="of:=AVERAGE([.B44:.K44])" office:value-type="float" office:value="0.0363119" calcext:value-type="float">
            <text:p>0,036311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03254" calcext:value-type="float">
            <text:p>0,03254</text:p>
          </table:table-cell>
          <table:table-cell office:value-type="float" office:value="0.032856" calcext:value-type="float">
            <text:p>0,032856</text:p>
          </table:table-cell>
          <table:table-cell office:value-type="float" office:value="0.035066" calcext:value-type="float">
            <text:p>0,035066</text:p>
          </table:table-cell>
          <table:table-cell office:value-type="float" office:value="0.038608" calcext:value-type="float">
            <text:p>0,038608</text:p>
          </table:table-cell>
          <table:table-cell office:value-type="float" office:value="0.038051" calcext:value-type="float">
            <text:p>0,038051</text:p>
          </table:table-cell>
          <table:table-cell office:value-type="float" office:value="0.035181" calcext:value-type="float">
            <text:p>0,035181</text:p>
          </table:table-cell>
          <table:table-cell office:value-type="float" office:value="0.031536" calcext:value-type="float">
            <text:p>0,031536</text:p>
          </table:table-cell>
          <table:table-cell office:value-type="float" office:value="0.029851" calcext:value-type="float">
            <text:p>0,029851</text:p>
          </table:table-cell>
          <table:table-cell office:value-type="float" office:value="0.030895" calcext:value-type="float">
            <text:p>0,030895</text:p>
          </table:table-cell>
          <table:table-cell table:formula="of:=AVERAGE([.B45:.K45])" office:value-type="float" office:value="0.0413743" calcext:value-type="float">
            <text:p>0,041374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117299" calcext:value-type="float">
            <text:p>0,117299</text:p>
          </table:table-cell>
          <table:table-cell office:value-type="float" office:value="0.037274" calcext:value-type="float">
            <text:p>0,037274</text:p>
          </table:table-cell>
          <table:table-cell office:value-type="float" office:value="0.034271" calcext:value-type="float">
            <text:p>0,034271</text:p>
          </table:table-cell>
          <table:table-cell office:value-type="float" office:value="0.037024" calcext:value-type="float">
            <text:p>0,037024</text:p>
          </table:table-cell>
          <table:table-cell office:value-type="float" office:value="0.038778" calcext:value-type="float">
            <text:p>0,038778</text:p>
          </table:table-cell>
          <table:table-cell office:value-type="float" office:value="0.044417" calcext:value-type="float">
            <text:p>0,044417</text:p>
          </table:table-cell>
          <table:table-cell office:value-type="float" office:value="0.064856" calcext:value-type="float">
            <text:p>0,064856</text:p>
          </table:table-cell>
          <table:table-cell office:value-type="float" office:value="0.069227" calcext:value-type="float">
            <text:p>0,069227</text:p>
          </table:table-cell>
          <table:table-cell office:value-type="float" office:value="0.063393" calcext:value-type="float">
            <text:p>0,063393</text:p>
          </table:table-cell>
          <table:table-cell office:value-type="float" office:value="0.057225" calcext:value-type="float">
            <text:p>0,057225</text:p>
          </table:table-cell>
          <table:table-cell table:formula="of:=AVERAGE([.B46:.K46])" office:value-type="float" office:value="0.0563764" calcext:value-type="float">
            <text:p>0,056376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16557" calcext:value-type="float">
            <text:p>0,16557</text:p>
          </table:table-cell>
          <table:table-cell office:value-type="float" office:value="0.047149" calcext:value-type="float">
            <text:p>0,047149</text:p>
          </table:table-cell>
          <table:table-cell office:value-type="float" office:value="0.057145" calcext:value-type="float">
            <text:p>0,057145</text:p>
          </table:table-cell>
          <table:table-cell office:value-type="float" office:value="0.045383" calcext:value-type="float">
            <text:p>0,045383</text:p>
          </table:table-cell>
          <table:table-cell office:value-type="float" office:value="0.042552" calcext:value-type="float">
            <text:p>0,042552</text:p>
          </table:table-cell>
          <table:table-cell office:value-type="float" office:value="0.040558" calcext:value-type="float">
            <text:p>0,040558</text:p>
          </table:table-cell>
          <table:table-cell office:value-type="float" office:value="0.040697" calcext:value-type="float">
            <text:p>0,040697</text:p>
          </table:table-cell>
          <table:table-cell office:value-type="float" office:value="0.039495" calcext:value-type="float">
            <text:p>0,039495</text:p>
          </table:table-cell>
          <table:table-cell office:value-type="float" office:value="0.041909" calcext:value-type="float">
            <text:p>0,041909</text:p>
          </table:table-cell>
          <table:table-cell office:value-type="float" office:value="0.039763" calcext:value-type="float">
            <text:p>0,039763</text:p>
          </table:table-cell>
          <table:table-cell table:formula="of:=AVERAGE([.B47:.K47])" office:value-type="float" office:value="0.0560221" calcext:value-type="float">
            <text:p>0,056022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147997" calcext:value-type="float">
            <text:p>0,147997</text:p>
          </table:table-cell>
          <table:table-cell office:value-type="float" office:value="0.044737" calcext:value-type="float">
            <text:p>0,044737</text:p>
          </table:table-cell>
          <table:table-cell office:value-type="float" office:value="0.046895" calcext:value-type="float">
            <text:p>0,046895</text:p>
          </table:table-cell>
          <table:table-cell office:value-type="float" office:value="0.041157" calcext:value-type="float">
            <text:p>0,041157</text:p>
          </table:table-cell>
          <table:table-cell office:value-type="float" office:value="0.042306" calcext:value-type="float">
            <text:p>0,042306</text:p>
          </table:table-cell>
          <table:table-cell office:value-type="float" office:value="0.042363" calcext:value-type="float">
            <text:p>0,042363</text:p>
          </table:table-cell>
          <table:table-cell office:value-type="float" office:value="0.04434" calcext:value-type="float">
            <text:p>0,04434</text:p>
          </table:table-cell>
          <table:table-cell office:value-type="float" office:value="0.068159" calcext:value-type="float">
            <text:p>0,068159</text:p>
          </table:table-cell>
          <table:table-cell office:value-type="float" office:value="0.049399" calcext:value-type="float">
            <text:p>0,049399</text:p>
          </table:table-cell>
          <table:table-cell office:value-type="float" office:value="0.042494" calcext:value-type="float">
            <text:p>0,042494</text:p>
          </table:table-cell>
          <table:table-cell table:formula="of:=AVERAGE([.B48:.K48])" office:value-type="float" office:value="0.0569847" calcext:value-type="float">
            <text:p>0,0569847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161579" calcext:value-type="float">
            <text:p>0,161579</text:p>
          </table:table-cell>
          <table:table-cell office:value-type="float" office:value="0.046671" calcext:value-type="float">
            <text:p>0,046671</text:p>
          </table:table-cell>
          <table:table-cell office:value-type="float" office:value="0.04678" calcext:value-type="float">
            <text:p>0,04678</text:p>
          </table:table-cell>
          <table:table-cell office:value-type="float" office:value="0.046524" calcext:value-type="float">
            <text:p>0,046524</text:p>
          </table:table-cell>
          <table:table-cell office:value-type="float" office:value="0.049042" calcext:value-type="float">
            <text:p>0,049042</text:p>
          </table:table-cell>
          <table:table-cell office:value-type="float" office:value="0.052548" calcext:value-type="float">
            <text:p>0,052548</text:p>
          </table:table-cell>
          <table:table-cell office:value-type="float" office:value="0.050878" calcext:value-type="float">
            <text:p>0,050878</text:p>
          </table:table-cell>
          <table:table-cell office:value-type="float" office:value="0.051028" calcext:value-type="float">
            <text:p>0,051028</text:p>
          </table:table-cell>
          <table:table-cell office:value-type="float" office:value="0.051019" calcext:value-type="float">
            <text:p>0,051019</text:p>
          </table:table-cell>
          <table:table-cell office:value-type="float" office:value="0.052643" calcext:value-type="float">
            <text:p>0,052643</text:p>
          </table:table-cell>
          <table:table-cell table:formula="of:=AVERAGE([.B49:.K49])" office:value-type="float" office:value="0.0608712" calcext:value-type="float">
            <text:p>0,060871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18073" calcext:value-type="float">
            <text:p>0,18073</text:p>
          </table:table-cell>
          <table:table-cell office:value-type="float" office:value="0.057358" calcext:value-type="float">
            <text:p>0,057358</text:p>
          </table:table-cell>
          <table:table-cell office:value-type="float" office:value="0.059942" calcext:value-type="float">
            <text:p>0,059942</text:p>
          </table:table-cell>
          <table:table-cell office:value-type="float" office:value="0.057223" calcext:value-type="float">
            <text:p>0,057223</text:p>
          </table:table-cell>
          <table:table-cell office:value-type="float" office:value="0.055343" calcext:value-type="float">
            <text:p>0,055343</text:p>
          </table:table-cell>
          <table:table-cell office:value-type="float" office:value="0.056931" calcext:value-type="float">
            <text:p>0,056931</text:p>
          </table:table-cell>
          <table:table-cell office:value-type="float" office:value="0.058645" calcext:value-type="float">
            <text:p>0,058645</text:p>
          </table:table-cell>
          <table:table-cell office:value-type="float" office:value="0.055627" calcext:value-type="float">
            <text:p>0,055627</text:p>
          </table:table-cell>
          <table:table-cell office:value-type="float" office:value="0.055838" calcext:value-type="float">
            <text:p>0,055838</text:p>
          </table:table-cell>
          <table:table-cell office:value-type="float" office:value="0.05381" calcext:value-type="float">
            <text:p>0,05381</text:p>
          </table:table-cell>
          <table:table-cell table:formula="of:=AVERAGE([.B50:.K50])" office:value-type="float" office:value="0.0691447" calcext:value-type="float">
            <text:p>0,0691447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266745" calcext:value-type="float">
            <text:p>0,266745</text:p>
          </table:table-cell>
          <table:table-cell office:value-type="float" office:value="0.080069" calcext:value-type="float">
            <text:p>0,080069</text:p>
          </table:table-cell>
          <table:table-cell office:value-type="float" office:value="0.073807" calcext:value-type="float">
            <text:p>0,073807</text:p>
          </table:table-cell>
          <table:table-cell office:value-type="float" office:value="0.063673" calcext:value-type="float">
            <text:p>0,063673</text:p>
          </table:table-cell>
          <table:table-cell office:value-type="float" office:value="0.056303" calcext:value-type="float">
            <text:p>0,056303</text:p>
          </table:table-cell>
          <table:table-cell office:value-type="float" office:value="0.056254" calcext:value-type="float">
            <text:p>0,056254</text:p>
          </table:table-cell>
          <table:table-cell office:value-type="float" office:value="0.080441" calcext:value-type="float">
            <text:p>0,080441</text:p>
          </table:table-cell>
          <table:table-cell office:value-type="float" office:value="0.08756" calcext:value-type="float">
            <text:p>0,08756</text:p>
          </table:table-cell>
          <table:table-cell office:value-type="float" office:value="0.094465" calcext:value-type="float">
            <text:p>0,094465</text:p>
          </table:table-cell>
          <table:table-cell office:value-type="float" office:value="0.091553" calcext:value-type="float">
            <text:p>0,091553</text:p>
          </table:table-cell>
          <table:table-cell table:formula="of:=AVERAGE([.B51:.K51])" office:value-type="float" office:value="0.095087" calcext:value-type="float">
            <text:p>0,095087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286734" calcext:value-type="float">
            <text:p>0,286734</text:p>
          </table:table-cell>
          <table:table-cell office:value-type="float" office:value="0.066059" calcext:value-type="float">
            <text:p>0,066059</text:p>
          </table:table-cell>
          <table:table-cell office:value-type="float" office:value="0.060683" calcext:value-type="float">
            <text:p>0,060683</text:p>
          </table:table-cell>
          <table:table-cell office:value-type="float" office:value="0.060351" calcext:value-type="float">
            <text:p>0,060351</text:p>
          </table:table-cell>
          <table:table-cell office:value-type="float" office:value="0.060766" calcext:value-type="float">
            <text:p>0,060766</text:p>
          </table:table-cell>
          <table:table-cell office:value-type="float" office:value="0.060072" calcext:value-type="float">
            <text:p>0,060072</text:p>
          </table:table-cell>
          <table:table-cell office:value-type="float" office:value="0.059965" calcext:value-type="float">
            <text:p>0,059965</text:p>
          </table:table-cell>
          <table:table-cell office:value-type="float" office:value="0.067522" calcext:value-type="float">
            <text:p>0,067522</text:p>
          </table:table-cell>
          <table:table-cell office:value-type="float" office:value="0.059977" calcext:value-type="float">
            <text:p>0,059977</text:p>
          </table:table-cell>
          <table:table-cell office:value-type="float" office:value="0.061729" calcext:value-type="float">
            <text:p>0,061729</text:p>
          </table:table-cell>
          <table:table-cell table:formula="of:=AVERAGE([.B52:.K52])" office:value-type="float" office:value="0.0843858" calcext:value-type="float">
            <text:p>0,0843858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268331" calcext:value-type="float">
            <text:p>0,268331</text:p>
          </table:table-cell>
          <table:table-cell office:value-type="float" office:value="0.070159" calcext:value-type="float">
            <text:p>0,070159</text:p>
          </table:table-cell>
          <table:table-cell office:value-type="float" office:value="0.081354" calcext:value-type="float">
            <text:p>0,081354</text:p>
          </table:table-cell>
          <table:table-cell office:value-type="float" office:value="0.101678" calcext:value-type="float">
            <text:p>0,101678</text:p>
          </table:table-cell>
          <table:table-cell office:value-type="float" office:value="0.091988" calcext:value-type="float">
            <text:p>0,091988</text:p>
          </table:table-cell>
          <table:table-cell office:value-type="float" office:value="0.07395" calcext:value-type="float">
            <text:p>0,07395</text:p>
          </table:table-cell>
          <table:table-cell office:value-type="float" office:value="0.084966" calcext:value-type="float">
            <text:p>0,084966</text:p>
          </table:table-cell>
          <table:table-cell office:value-type="float" office:value="0.069859" calcext:value-type="float">
            <text:p>0,069859</text:p>
          </table:table-cell>
          <table:table-cell office:value-type="float" office:value="0.071044" calcext:value-type="float">
            <text:p>0,071044</text:p>
          </table:table-cell>
          <table:table-cell office:value-type="float" office:value="0.068634" calcext:value-type="float">
            <text:p>0,068634</text:p>
          </table:table-cell>
          <table:table-cell table:formula="of:=AVERAGE([.B53:.K53])" office:value-type="float" office:value="0.0981963" calcext:value-type="float">
            <text:p>0,098196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" calcext:value-type="float">
            <text:p>2,00E-05</text:p>
          </table:table-cell>
          <table:table-cell table:style-name="ce1" office:value-type="float" office:value="0.000008" calcext:value-type="float">
            <text:p>8,00E-06</text:p>
          </table:table-cell>
          <table:table-cell table:style-name="ce1" office:value-type="float" office:value="0.000007" calcext:value-type="float">
            <text:p>7,00E-06</text:p>
          </table:table-cell>
          <table:table-cell table:style-name="ce1" office:value-type="float" office:value="0.000008" calcext:value-type="float">
            <text:p>8,00E-06</text:p>
          </table:table-cell>
          <table:table-cell table:style-name="ce1" office:value-type="float" office:value="0.000007" calcext:value-type="float">
            <text:p>7,00E-06</text:p>
          </table:table-cell>
          <table:table-cell table:style-name="ce1" office:value-type="float" office:value="0.000008" calcext:value-type="float">
            <text:p>8,00E-06</text:p>
          </table:table-cell>
          <table:table-cell table:number-columns-repeated="3" table:style-name="ce1" office:value-type="float" office:value="0.000007" calcext:value-type="float">
            <text:p>7,00E-06</text:p>
          </table:table-cell>
          <table:table-cell table:style-name="ce1" office:value-type="float" office:value="0.000008" calcext:value-type="float">
            <text:p>8,00E-06</text:p>
          </table:table-cell>
          <table:table-cell table:formula="of:=AVERAGE([.B56:.K56])" office:value-type="float" office:value="0.0000087" calcext:value-type="float">
            <text:p>8,7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215" calcext:value-type="float">
            <text:p>0,000215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44" calcext:value-type="float">
            <text:p>0,000244</text:p>
          </table:table-cell>
          <table:table-cell office:value-type="float" office:value="0.000248" calcext:value-type="float">
            <text:p>0,000248</text:p>
          </table:table-cell>
          <table:table-cell table:formula="of:=AVERAGE([.B57:.K57])" office:value-type="float" office:value="0.0002791" calcext:value-type="float">
            <text:p>0,00027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2758" calcext:value-type="float">
            <text:p>0,002758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831" calcext:value-type="float">
            <text:p>0,00083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801" calcext:value-type="float">
            <text:p>0,000801</text:p>
          </table:table-cell>
          <table:table-cell office:value-type="float" office:value="0.000802" calcext:value-type="float">
            <text:p>0,000802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47" calcext:value-type="float">
            <text:p>0,000847</text:p>
          </table:table-cell>
          <table:table-cell table:formula="of:=AVERAGE([.B58:.K58])" office:value-type="float" office:value="0.0010236" calcext:value-type="float">
            <text:p>0,00102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5331" calcext:value-type="float">
            <text:p>0,005331</text:p>
          </table:table-cell>
          <table:table-cell office:value-type="float" office:value="0.001688" calcext:value-type="float">
            <text:p>0,001688</text:p>
          </table:table-cell>
          <table:table-cell office:value-type="float" office:value="0.001702" calcext:value-type="float">
            <text:p>0,001702</text:p>
          </table:table-cell>
          <table:table-cell office:value-type="float" office:value="0.001794" calcext:value-type="float">
            <text:p>0,001794</text:p>
          </table:table-cell>
          <table:table-cell office:value-type="float" office:value="0.001735" calcext:value-type="float">
            <text:p>0,001735</text:p>
          </table:table-cell>
          <table:table-cell office:value-type="float" office:value="0.002865" calcext:value-type="float">
            <text:p>0,002865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568" calcext:value-type="float">
            <text:p>0,001568</text:p>
          </table:table-cell>
          <table:table-cell office:value-type="float" office:value="0.001543" calcext:value-type="float">
            <text:p>0,001543</text:p>
          </table:table-cell>
          <table:table-cell office:value-type="float" office:value="0.001574" calcext:value-type="float">
            <text:p>0,001574</text:p>
          </table:table-cell>
          <table:table-cell table:formula="of:=AVERAGE([.B59:.K59])" office:value-type="float" office:value="0.0021509" calcext:value-type="float">
            <text:p>0,002150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8715" calcext:value-type="float">
            <text:p>0,008715</text:p>
          </table:table-cell>
          <table:table-cell office:value-type="float" office:value="0.003119" calcext:value-type="float">
            <text:p>0,003119</text:p>
          </table:table-cell>
          <table:table-cell office:value-type="float" office:value="0.002753" calcext:value-type="float">
            <text:p>0,002753</text:p>
          </table:table-cell>
          <table:table-cell office:value-type="float" office:value="0.002789" calcext:value-type="float">
            <text:p>0,002789</text:p>
          </table:table-cell>
          <table:table-cell office:value-type="float" office:value="0.004189" calcext:value-type="float">
            <text:p>0,004189</text:p>
          </table:table-cell>
          <table:table-cell office:value-type="float" office:value="0.002986" calcext:value-type="float">
            <text:p>0,002986</text:p>
          </table:table-cell>
          <table:table-cell office:value-type="float" office:value="0.002817" calcext:value-type="float">
            <text:p>0,002817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18" calcext:value-type="float">
            <text:p>0,002618</text:p>
          </table:table-cell>
          <table:table-cell office:value-type="float" office:value="0.002861" calcext:value-type="float">
            <text:p>0,002861</text:p>
          </table:table-cell>
          <table:table-cell table:formula="of:=AVERAGE([.B60:.K60])" office:value-type="float" office:value="0.0035466" calcext:value-type="float">
            <text:p>0,003546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12431" calcext:value-type="float">
            <text:p>0,012431</text:p>
          </table:table-cell>
          <table:table-cell office:value-type="float" office:value="0.004071" calcext:value-type="float">
            <text:p>0,004071</text:p>
          </table:table-cell>
          <table:table-cell office:value-type="float" office:value="0.00392" calcext:value-type="float">
            <text:p>0,00392</text:p>
          </table:table-cell>
          <table:table-cell office:value-type="float" office:value="0.003731" calcext:value-type="float">
            <text:p>0,003731</text:p>
          </table:table-cell>
          <table:table-cell office:value-type="float" office:value="0.003788" calcext:value-type="float">
            <text:p>0,003788</text:p>
          </table:table-cell>
          <table:table-cell office:value-type="float" office:value="0.004144" calcext:value-type="float">
            <text:p>0,004144</text:p>
          </table:table-cell>
          <table:table-cell office:value-type="float" office:value="0.003569" calcext:value-type="float">
            <text:p>0,003569</text:p>
          </table:table-cell>
          <table:table-cell office:value-type="float" office:value="0.003585" calcext:value-type="float">
            <text:p>0,003585</text:p>
          </table:table-cell>
          <table:table-cell office:value-type="float" office:value="0.003464" calcext:value-type="float">
            <text:p>0,003464</text:p>
          </table:table-cell>
          <table:table-cell office:value-type="float" office:value="0.003631" calcext:value-type="float">
            <text:p>0,003631</text:p>
          </table:table-cell>
          <table:table-cell table:formula="of:=AVERAGE([.B61:.K61])" office:value-type="float" office:value="0.0046334" calcext:value-type="float">
            <text:p>0,004633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683" calcext:value-type="float">
            <text:p>0,01683</text:p>
          </table:table-cell>
          <table:table-cell office:value-type="float" office:value="0.004961" calcext:value-type="float">
            <text:p>0,004961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5123" calcext:value-type="float">
            <text:p>0,005123</text:p>
          </table:table-cell>
          <table:table-cell office:value-type="float" office:value="0.004822" calcext:value-type="float">
            <text:p>0,004822</text:p>
          </table:table-cell>
          <table:table-cell office:value-type="float" office:value="0.005017" calcext:value-type="float">
            <text:p>0,005017</text:p>
          </table:table-cell>
          <table:table-cell office:value-type="float" office:value="0.004626" calcext:value-type="float">
            <text:p>0,004626</text:p>
          </table:table-cell>
          <table:table-cell office:value-type="float" office:value="0.004523" calcext:value-type="float">
            <text:p>0,004523</text:p>
          </table:table-cell>
          <table:table-cell office:value-type="float" office:value="0.004504" calcext:value-type="float">
            <text:p>0,004504</text:p>
          </table:table-cell>
          <table:table-cell office:value-type="float" office:value="0.004448" calcext:value-type="float">
            <text:p>0,004448</text:p>
          </table:table-cell>
          <table:table-cell table:formula="of:=AVERAGE([.B62:.K62])" office:value-type="float" office:value="0.0060024" calcext:value-type="float">
            <text:p>0,00600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20162" calcext:value-type="float">
            <text:p>0,020162</text:p>
          </table:table-cell>
          <table:table-cell office:value-type="float" office:value="0.006442" calcext:value-type="float">
            <text:p>0,006442</text:p>
          </table:table-cell>
          <table:table-cell office:value-type="float" office:value="0.006277" calcext:value-type="float">
            <text:p>0,006277</text:p>
          </table:table-cell>
          <table:table-cell office:value-type="float" office:value="0.006437" calcext:value-type="float">
            <text:p>0,006437</text:p>
          </table:table-cell>
          <table:table-cell office:value-type="float" office:value="0.007492" calcext:value-type="float">
            <text:p>0,007492</text:p>
          </table:table-cell>
          <table:table-cell office:value-type="float" office:value="0.006267" calcext:value-type="float">
            <text:p>0,006267</text:p>
          </table:table-cell>
          <table:table-cell office:value-type="float" office:value="0.006471" calcext:value-type="float">
            <text:p>0,006471</text:p>
          </table:table-cell>
          <table:table-cell office:value-type="float" office:value="0.006799" calcext:value-type="float">
            <text:p>0,006799</text:p>
          </table:table-cell>
          <table:table-cell office:value-type="float" office:value="0.006143" calcext:value-type="float">
            <text:p>0,006143</text:p>
          </table:table-cell>
          <table:table-cell office:value-type="float" office:value="0.006408" calcext:value-type="float">
            <text:p>0,006408</text:p>
          </table:table-cell>
          <table:table-cell table:formula="of:=AVERAGE([.B63:.K63])" office:value-type="float" office:value="0.0078898" calcext:value-type="float">
            <text:p>0,007889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26969" calcext:value-type="float">
            <text:p>0,026969</text:p>
          </table:table-cell>
          <table:table-cell office:value-type="float" office:value="0.007936" calcext:value-type="float">
            <text:p>0,007936</text:p>
          </table:table-cell>
          <table:table-cell office:value-type="float" office:value="0.007789" calcext:value-type="float">
            <text:p>0,007789</text:p>
          </table:table-cell>
          <table:table-cell office:value-type="float" office:value="0.008176" calcext:value-type="float">
            <text:p>0,008176</text:p>
          </table:table-cell>
          <table:table-cell office:value-type="float" office:value="0.008221" calcext:value-type="float">
            <text:p>0,008221</text:p>
          </table:table-cell>
          <table:table-cell office:value-type="float" office:value="0.008268" calcext:value-type="float">
            <text:p>0,008268</text:p>
          </table:table-cell>
          <table:table-cell office:value-type="float" office:value="0.008153" calcext:value-type="float">
            <text:p>0,008153</text:p>
          </table:table-cell>
          <table:table-cell office:value-type="float" office:value="0.007753" calcext:value-type="float">
            <text:p>0,007753</text:p>
          </table:table-cell>
          <table:table-cell office:value-type="float" office:value="0.007533" calcext:value-type="float">
            <text:p>0,007533</text:p>
          </table:table-cell>
          <table:table-cell office:value-type="float" office:value="0.00753" calcext:value-type="float">
            <text:p>0,00753</text:p>
          </table:table-cell>
          <table:table-cell table:formula="of:=AVERAGE([.B64:.K64])" office:value-type="float" office:value="0.0098328" calcext:value-type="float">
            <text:p>0,009832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40335" calcext:value-type="float">
            <text:p>0,040335</text:p>
          </table:table-cell>
          <table:table-cell office:value-type="float" office:value="0.010111" calcext:value-type="float">
            <text:p>0,010111</text:p>
          </table:table-cell>
          <table:table-cell office:value-type="float" office:value="0.010226" calcext:value-type="float">
            <text:p>0,010226</text:p>
          </table:table-cell>
          <table:table-cell office:value-type="float" office:value="0.010055" calcext:value-type="float">
            <text:p>0,010055</text:p>
          </table:table-cell>
          <table:table-cell office:value-type="float" office:value="0.021077" calcext:value-type="float">
            <text:p>0,021077</text:p>
          </table:table-cell>
          <table:table-cell office:value-type="float" office:value="0.010307" calcext:value-type="float">
            <text:p>0,010307</text:p>
          </table:table-cell>
          <table:table-cell office:value-type="float" office:value="0.010316" calcext:value-type="float">
            <text:p>0,010316</text:p>
          </table:table-cell>
          <table:table-cell office:value-type="float" office:value="0.01102" calcext:value-type="float">
            <text:p>0,01102</text:p>
          </table:table-cell>
          <table:table-cell office:value-type="float" office:value="0.010187" calcext:value-type="float">
            <text:p>0,010187</text:p>
          </table:table-cell>
          <table:table-cell office:value-type="float" office:value="0.009707" calcext:value-type="float">
            <text:p>0,009707</text:p>
          </table:table-cell>
          <table:table-cell table:formula="of:=AVERAGE([.B65:.K65])" office:value-type="float" office:value="0.0143341" calcext:value-type="float">
            <text:p>0,014334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40184" calcext:value-type="float">
            <text:p>0,040184</text:p>
          </table:table-cell>
          <table:table-cell office:value-type="float" office:value="0.011824" calcext:value-type="float">
            <text:p>0,011824</text:p>
          </table:table-cell>
          <table:table-cell office:value-type="float" office:value="0.01204" calcext:value-type="float">
            <text:p>0,01204</text:p>
          </table:table-cell>
          <table:table-cell office:value-type="float" office:value="0.012228" calcext:value-type="float">
            <text:p>0,012228</text:p>
          </table:table-cell>
          <table:table-cell office:value-type="float" office:value="0.013127" calcext:value-type="float">
            <text:p>0,013127</text:p>
          </table:table-cell>
          <table:table-cell office:value-type="float" office:value="0.012317" calcext:value-type="float">
            <text:p>0,012317</text:p>
          </table:table-cell>
          <table:table-cell office:value-type="float" office:value="0.014037" calcext:value-type="float">
            <text:p>0,014037</text:p>
          </table:table-cell>
          <table:table-cell office:value-type="float" office:value="0.012477" calcext:value-type="float">
            <text:p>0,012477</text:p>
          </table:table-cell>
          <table:table-cell office:value-type="float" office:value="0.012829" calcext:value-type="float">
            <text:p>0,012829</text:p>
          </table:table-cell>
          <table:table-cell office:value-type="float" office:value="0.012123" calcext:value-type="float">
            <text:p>0,012123</text:p>
          </table:table-cell>
          <table:table-cell table:formula="of:=AVERAGE([.B66:.K66])" office:value-type="float" office:value="0.0153186" calcext:value-type="float">
            <text:p>0,015318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47382" calcext:value-type="float">
            <text:p>0,047382</text:p>
          </table:table-cell>
          <table:table-cell office:value-type="float" office:value="0.014946" calcext:value-type="float">
            <text:p>0,014946</text:p>
          </table:table-cell>
          <table:table-cell office:value-type="float" office:value="0.015031" calcext:value-type="float">
            <text:p>0,015031</text:p>
          </table:table-cell>
          <table:table-cell office:value-type="float" office:value="0.014856" calcext:value-type="float">
            <text:p>0,014856</text:p>
          </table:table-cell>
          <table:table-cell office:value-type="float" office:value="0.015945" calcext:value-type="float">
            <text:p>0,015945</text:p>
          </table:table-cell>
          <table:table-cell office:value-type="float" office:value="0.014874" calcext:value-type="float">
            <text:p>0,014874</text:p>
          </table:table-cell>
          <table:table-cell office:value-type="float" office:value="0.014544" calcext:value-type="float">
            <text:p>0,014544</text:p>
          </table:table-cell>
          <table:table-cell office:value-type="float" office:value="0.014356" calcext:value-type="float">
            <text:p>0,014356</text:p>
          </table:table-cell>
          <table:table-cell office:value-type="float" office:value="0.014957" calcext:value-type="float">
            <text:p>0,014957</text:p>
          </table:table-cell>
          <table:table-cell office:value-type="float" office:value="0.014553" calcext:value-type="float">
            <text:p>0,014553</text:p>
          </table:table-cell>
          <table:table-cell table:formula="of:=AVERAGE([.B67:.K67])" office:value-type="float" office:value="0.0181444" calcext:value-type="float">
            <text:p>0,018144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55889" calcext:value-type="float">
            <text:p>0,055889</text:p>
          </table:table-cell>
          <table:table-cell office:value-type="float" office:value="0.016708" calcext:value-type="float">
            <text:p>0,016708</text:p>
          </table:table-cell>
          <table:table-cell office:value-type="float" office:value="0.01714" calcext:value-type="float">
            <text:p>0,01714</text:p>
          </table:table-cell>
          <table:table-cell office:value-type="float" office:value="0.018944" calcext:value-type="float">
            <text:p>0,018944</text:p>
          </table:table-cell>
          <table:table-cell office:value-type="float" office:value="0.01788" calcext:value-type="float">
            <text:p>0,01788</text:p>
          </table:table-cell>
          <table:table-cell office:value-type="float" office:value="0.017538" calcext:value-type="float">
            <text:p>0,017538</text:p>
          </table:table-cell>
          <table:table-cell office:value-type="float" office:value="0.032878" calcext:value-type="float">
            <text:p>0,032878</text:p>
          </table:table-cell>
          <table:table-cell office:value-type="float" office:value="0.018354" calcext:value-type="float">
            <text:p>0,018354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0.017761" calcext:value-type="float">
            <text:p>0,017761</text:p>
          </table:table-cell>
          <table:table-cell table:formula="of:=AVERAGE([.B68:.K68])" office:value-type="float" office:value="0.0232942" calcext:value-type="float">
            <text:p>0,023294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66018" calcext:value-type="float">
            <text:p>0,066018</text:p>
          </table:table-cell>
          <table:table-cell office:value-type="float" office:value="0.020729" calcext:value-type="float">
            <text:p>0,020729</text:p>
          </table:table-cell>
          <table:table-cell office:value-type="float" office:value="0.021657" calcext:value-type="float">
            <text:p>0,021657</text:p>
          </table:table-cell>
          <table:table-cell office:value-type="float" office:value="0.021616" calcext:value-type="float">
            <text:p>0,021616</text:p>
          </table:table-cell>
          <table:table-cell office:value-type="float" office:value="0.022299" calcext:value-type="float">
            <text:p>0,022299</text:p>
          </table:table-cell>
          <table:table-cell office:value-type="float" office:value="0.019986" calcext:value-type="float">
            <text:p>0,019986</text:p>
          </table:table-cell>
          <table:table-cell office:value-type="float" office:value="0.020381" calcext:value-type="float">
            <text:p>0,020381</text:p>
          </table:table-cell>
          <table:table-cell office:value-type="float" office:value="0.021299" calcext:value-type="float">
            <text:p>0,021299</text:p>
          </table:table-cell>
          <table:table-cell office:value-type="float" office:value="0.020319" calcext:value-type="float">
            <text:p>0,020319</text:p>
          </table:table-cell>
          <table:table-cell office:value-type="float" office:value="0.019766" calcext:value-type="float">
            <text:p>0,019766</text:p>
          </table:table-cell>
          <table:table-cell table:formula="of:=AVERAGE([.B69:.K69])" office:value-type="float" office:value="0.025407" calcext:value-type="float">
            <text:p>0,02540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84425" calcext:value-type="float">
            <text:p>0,084425</text:p>
          </table:table-cell>
          <table:table-cell office:value-type="float" office:value="0.024446" calcext:value-type="float">
            <text:p>0,024446</text:p>
          </table:table-cell>
          <table:table-cell office:value-type="float" office:value="0.030366" calcext:value-type="float">
            <text:p>0,030366</text:p>
          </table:table-cell>
          <table:table-cell office:value-type="float" office:value="0.023328" calcext:value-type="float">
            <text:p>0,023328</text:p>
          </table:table-cell>
          <table:table-cell office:value-type="float" office:value="0.023738" calcext:value-type="float">
            <text:p>0,023738</text:p>
          </table:table-cell>
          <table:table-cell office:value-type="float" office:value="0.025393" calcext:value-type="float">
            <text:p>0,025393</text:p>
          </table:table-cell>
          <table:table-cell office:value-type="float" office:value="0.024583" calcext:value-type="float">
            <text:p>0,024583</text:p>
          </table:table-cell>
          <table:table-cell office:value-type="float" office:value="0.02302" calcext:value-type="float">
            <text:p>0,02302</text:p>
          </table:table-cell>
          <table:table-cell office:value-type="float" office:value="0.023271" calcext:value-type="float">
            <text:p>0,023271</text:p>
          </table:table-cell>
          <table:table-cell office:value-type="float" office:value="0.022661" calcext:value-type="float">
            <text:p>0,022661</text:p>
          </table:table-cell>
          <table:table-cell table:formula="of:=AVERAGE([.B70:.K70])" office:value-type="float" office:value="0.0305231" calcext:value-type="float">
            <text:p>0,030523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89653" calcext:value-type="float">
            <text:p>0,089653</text:p>
          </table:table-cell>
          <table:table-cell office:value-type="float" office:value="0.028761" calcext:value-type="float">
            <text:p>0,028761</text:p>
          </table:table-cell>
          <table:table-cell office:value-type="float" office:value="0.028113" calcext:value-type="float">
            <text:p>0,028113</text:p>
          </table:table-cell>
          <table:table-cell office:value-type="float" office:value="0.028321" calcext:value-type="float">
            <text:p>0,028321</text:p>
          </table:table-cell>
          <table:table-cell office:value-type="float" office:value="0.026992" calcext:value-type="float">
            <text:p>0,026992</text:p>
          </table:table-cell>
          <table:table-cell office:value-type="float" office:value="0.029611" calcext:value-type="float">
            <text:p>0,029611</text:p>
          </table:table-cell>
          <table:table-cell office:value-type="float" office:value="0.027038" calcext:value-type="float">
            <text:p>0,027038</text:p>
          </table:table-cell>
          <table:table-cell office:value-type="float" office:value="0.025914" calcext:value-type="float">
            <text:p>0,025914</text:p>
          </table:table-cell>
          <table:table-cell office:value-type="float" office:value="0.026003" calcext:value-type="float">
            <text:p>0,026003</text:p>
          </table:table-cell>
          <table:table-cell office:value-type="float" office:value="0.026625" calcext:value-type="float">
            <text:p>0,026625</text:p>
          </table:table-cell>
          <table:table-cell table:formula="of:=AVERAGE([.B71:.K71])" office:value-type="float" office:value="0.0337031" calcext:value-type="float">
            <text:p>0,033703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109682" calcext:value-type="float">
            <text:p>0,109682</text:p>
          </table:table-cell>
          <table:table-cell office:value-type="float" office:value="0.031516" calcext:value-type="float">
            <text:p>0,031516</text:p>
          </table:table-cell>
          <table:table-cell office:value-type="float" office:value="0.030372" calcext:value-type="float">
            <text:p>0,030372</text:p>
          </table:table-cell>
          <table:table-cell office:value-type="float" office:value="0.031201" calcext:value-type="float">
            <text:p>0,031201</text:p>
          </table:table-cell>
          <table:table-cell office:value-type="float" office:value="0.031412" calcext:value-type="float">
            <text:p>0,031412</text:p>
          </table:table-cell>
          <table:table-cell office:value-type="float" office:value="0.029599" calcext:value-type="float">
            <text:p>0,029599</text:p>
          </table:table-cell>
          <table:table-cell office:value-type="float" office:value="0.030757" calcext:value-type="float">
            <text:p>0,030757</text:p>
          </table:table-cell>
          <table:table-cell office:value-type="float" office:value="0.030199" calcext:value-type="float">
            <text:p>0,030199</text:p>
          </table:table-cell>
          <table:table-cell office:value-type="float" office:value="0.029688" calcext:value-type="float">
            <text:p>0,029688</text:p>
          </table:table-cell>
          <table:table-cell office:value-type="float" office:value="0.029518" calcext:value-type="float">
            <text:p>0,029518</text:p>
          </table:table-cell>
          <table:table-cell table:formula="of:=AVERAGE([.B72:.K72])" office:value-type="float" office:value="0.0383944" calcext:value-type="float">
            <text:p>0,038394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120383" calcext:value-type="float">
            <text:p>0,120383</text:p>
          </table:table-cell>
          <table:table-cell office:value-type="float" office:value="0.035177" calcext:value-type="float">
            <text:p>0,035177</text:p>
          </table:table-cell>
          <table:table-cell office:value-type="float" office:value="0.034456" calcext:value-type="float">
            <text:p>0,034456</text:p>
          </table:table-cell>
          <table:table-cell office:value-type="float" office:value="0.036657" calcext:value-type="float">
            <text:p>0,036657</text:p>
          </table:table-cell>
          <table:table-cell office:value-type="float" office:value="0.033457" calcext:value-type="float">
            <text:p>0,033457</text:p>
          </table:table-cell>
          <table:table-cell office:value-type="float" office:value="0.034236" calcext:value-type="float">
            <text:p>0,034236</text:p>
          </table:table-cell>
          <table:table-cell office:value-type="float" office:value="0.034177" calcext:value-type="float">
            <text:p>0,034177</text:p>
          </table:table-cell>
          <table:table-cell office:value-type="float" office:value="0.033882" calcext:value-type="float">
            <text:p>0,033882</text:p>
          </table:table-cell>
          <table:table-cell office:value-type="float" office:value="0.033234" calcext:value-type="float">
            <text:p>0,033234</text:p>
          </table:table-cell>
          <table:table-cell office:value-type="float" office:value="0.033158" calcext:value-type="float">
            <text:p>0,033158</text:p>
          </table:table-cell>
          <table:table-cell table:formula="of:=AVERAGE([.B73:.K73])" office:value-type="float" office:value="0.0428817" calcext:value-type="float">
            <text:p>0,042881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132315" calcext:value-type="float">
            <text:p>0,132315</text:p>
          </table:table-cell>
          <table:table-cell office:value-type="float" office:value="0.038439" calcext:value-type="float">
            <text:p>0,038439</text:p>
          </table:table-cell>
          <table:table-cell office:value-type="float" office:value="0.039856" calcext:value-type="float">
            <text:p>0,039856</text:p>
          </table:table-cell>
          <table:table-cell office:value-type="float" office:value="0.057161" calcext:value-type="float">
            <text:p>0,057161</text:p>
          </table:table-cell>
          <table:table-cell office:value-type="float" office:value="0.038518" calcext:value-type="float">
            <text:p>0,038518</text:p>
          </table:table-cell>
          <table:table-cell office:value-type="float" office:value="0.037611" calcext:value-type="float">
            <text:p>0,037611</text:p>
          </table:table-cell>
          <table:table-cell office:value-type="float" office:value="0.038133" calcext:value-type="float">
            <text:p>0,038133</text:p>
          </table:table-cell>
          <table:table-cell office:value-type="float" office:value="0.038038" calcext:value-type="float">
            <text:p>0,038038</text:p>
          </table:table-cell>
          <table:table-cell office:value-type="float" office:value="0.036873" calcext:value-type="float">
            <text:p>0,036873</text:p>
          </table:table-cell>
          <table:table-cell office:value-type="float" office:value="0.036944" calcext:value-type="float">
            <text:p>0,036944</text:p>
          </table:table-cell>
          <table:table-cell table:formula="of:=AVERAGE([.B74:.K74])" office:value-type="float" office:value="0.0493888" calcext:value-type="float">
            <text:p>0,0493888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14135" calcext:value-type="float">
            <text:p>0,14135</text:p>
          </table:table-cell>
          <table:table-cell office:value-type="float" office:value="0.041864" calcext:value-type="float">
            <text:p>0,041864</text:p>
          </table:table-cell>
          <table:table-cell office:value-type="float" office:value="0.044733" calcext:value-type="float">
            <text:p>0,044733</text:p>
          </table:table-cell>
          <table:table-cell office:value-type="float" office:value="0.042379" calcext:value-type="float">
            <text:p>0,042379</text:p>
          </table:table-cell>
          <table:table-cell office:value-type="float" office:value="0.042545" calcext:value-type="float">
            <text:p>0,042545</text:p>
          </table:table-cell>
          <table:table-cell office:value-type="float" office:value="0.042334" calcext:value-type="float">
            <text:p>0,042334</text:p>
          </table:table-cell>
          <table:table-cell office:value-type="float" office:value="0.041619" calcext:value-type="float">
            <text:p>0,041619</text:p>
          </table:table-cell>
          <table:table-cell office:value-type="float" office:value="0.043955" calcext:value-type="float">
            <text:p>0,043955</text:p>
          </table:table-cell>
          <table:table-cell office:value-type="float" office:value="0.040926" calcext:value-type="float">
            <text:p>0,040926</text:p>
          </table:table-cell>
          <table:table-cell office:value-type="float" office:value="0.041863" calcext:value-type="float">
            <text:p>0,041863</text:p>
          </table:table-cell>
          <table:table-cell table:formula="of:=AVERAGE([.B75:.K75])" office:value-type="float" office:value="0.0523568" calcext:value-type="float">
            <text:p>0,052356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155513" calcext:value-type="float">
            <text:p>0,155513</text:p>
          </table:table-cell>
          <table:table-cell office:value-type="float" office:value="0.046374" calcext:value-type="float">
            <text:p>0,046374</text:p>
          </table:table-cell>
          <table:table-cell office:value-type="float" office:value="0.048729" calcext:value-type="float">
            <text:p>0,048729</text:p>
          </table:table-cell>
          <table:table-cell office:value-type="float" office:value="0.050119" calcext:value-type="float">
            <text:p>0,050119</text:p>
          </table:table-cell>
          <table:table-cell office:value-type="float" office:value="0.048864" calcext:value-type="float">
            <text:p>0,048864</text:p>
          </table:table-cell>
          <table:table-cell office:value-type="float" office:value="0.049308" calcext:value-type="float">
            <text:p>0,049308</text:p>
          </table:table-cell>
          <table:table-cell office:value-type="float" office:value="0.045637" calcext:value-type="float">
            <text:p>0,045637</text:p>
          </table:table-cell>
          <table:table-cell office:value-type="float" office:value="0.046547" calcext:value-type="float">
            <text:p>0,046547</text:p>
          </table:table-cell>
          <table:table-cell office:value-type="float" office:value="0.046119" calcext:value-type="float">
            <text:p>0,046119</text:p>
          </table:table-cell>
          <table:table-cell office:value-type="float" office:value="0.046148" calcext:value-type="float">
            <text:p>0,046148</text:p>
          </table:table-cell>
          <table:table-cell table:formula="of:=AVERAGE([.B76:.K76])" office:value-type="float" office:value="0.0583358" calcext:value-type="float">
            <text:p>0,0583358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180616" calcext:value-type="float">
            <text:p>0,180616</text:p>
          </table:table-cell>
          <table:table-cell office:value-type="float" office:value="0.05724" calcext:value-type="float">
            <text:p>0,05724</text:p>
          </table:table-cell>
          <table:table-cell office:value-type="float" office:value="0.050107" calcext:value-type="float">
            <text:p>0,050107</text:p>
          </table:table-cell>
          <table:table-cell office:value-type="float" office:value="0.057323" calcext:value-type="float">
            <text:p>0,057323</text:p>
          </table:table-cell>
          <table:table-cell office:value-type="float" office:value="0.051251" calcext:value-type="float">
            <text:p>0,051251</text:p>
          </table:table-cell>
          <table:table-cell office:value-type="float" office:value="0.050082" calcext:value-type="float">
            <text:p>0,050082</text:p>
          </table:table-cell>
          <table:table-cell office:value-type="float" office:value="0.05127" calcext:value-type="float">
            <text:p>0,05127</text:p>
          </table:table-cell>
          <table:table-cell office:value-type="float" office:value="0.050826" calcext:value-type="float">
            <text:p>0,050826</text:p>
          </table:table-cell>
          <table:table-cell office:value-type="float" office:value="0.049875" calcext:value-type="float">
            <text:p>0,049875</text:p>
          </table:table-cell>
          <table:table-cell office:value-type="float" office:value="0.050401" calcext:value-type="float">
            <text:p>0,050401</text:p>
          </table:table-cell>
          <table:table-cell table:formula="of:=AVERAGE([.B77:.K77])" office:value-type="float" office:value="0.0648991" calcext:value-type="float">
            <text:p>0,064899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198638" calcext:value-type="float">
            <text:p>0,198638</text:p>
          </table:table-cell>
          <table:table-cell office:value-type="float" office:value="0.058013" calcext:value-type="float">
            <text:p>0,058013</text:p>
          </table:table-cell>
          <table:table-cell office:value-type="float" office:value="0.055623" calcext:value-type="float">
            <text:p>0,055623</text:p>
          </table:table-cell>
          <table:table-cell office:value-type="float" office:value="0.057179" calcext:value-type="float">
            <text:p>0,057179</text:p>
          </table:table-cell>
          <table:table-cell office:value-type="float" office:value="0.056345" calcext:value-type="float">
            <text:p>0,056345</text:p>
          </table:table-cell>
          <table:table-cell office:value-type="float" office:value="0.055937" calcext:value-type="float">
            <text:p>0,055937</text:p>
          </table:table-cell>
          <table:table-cell office:value-type="float" office:value="0.055466" calcext:value-type="float">
            <text:p>0,055466</text:p>
          </table:table-cell>
          <table:table-cell office:value-type="float" office:value="0.056315" calcext:value-type="float">
            <text:p>0,056315</text:p>
          </table:table-cell>
          <table:table-cell office:value-type="float" office:value="0.05538" calcext:value-type="float">
            <text:p>0,05538</text:p>
          </table:table-cell>
          <table:table-cell office:value-type="float" office:value="0.056031" calcext:value-type="float">
            <text:p>0,056031</text:p>
          </table:table-cell>
          <table:table-cell table:formula="of:=AVERAGE([.B78:.K78])" office:value-type="float" office:value="0.0704927" calcext:value-type="float">
            <text:p>0,0704927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207881" calcext:value-type="float">
            <text:p>0,207881</text:p>
          </table:table-cell>
          <table:table-cell office:value-type="float" office:value="0.067241" calcext:value-type="float">
            <text:p>0,067241</text:p>
          </table:table-cell>
          <table:table-cell office:value-type="float" office:value="0.065725" calcext:value-type="float">
            <text:p>0,065725</text:p>
          </table:table-cell>
          <table:table-cell office:value-type="float" office:value="0.064139" calcext:value-type="float">
            <text:p>0,064139</text:p>
          </table:table-cell>
          <table:table-cell office:value-type="float" office:value="0.060705" calcext:value-type="float">
            <text:p>0,060705</text:p>
          </table:table-cell>
          <table:table-cell office:value-type="float" office:value="0.060388" calcext:value-type="float">
            <text:p>0,060388</text:p>
          </table:table-cell>
          <table:table-cell office:value-type="float" office:value="0.059691" calcext:value-type="float">
            <text:p>0,059691</text:p>
          </table:table-cell>
          <table:table-cell office:value-type="float" office:value="0.061231" calcext:value-type="float">
            <text:p>0,061231</text:p>
          </table:table-cell>
          <table:table-cell office:value-type="float" office:value="0.059749" calcext:value-type="float">
            <text:p>0,059749</text:p>
          </table:table-cell>
          <table:table-cell office:value-type="float" office:value="0.059586" calcext:value-type="float">
            <text:p>0,059586</text:p>
          </table:table-cell>
          <table:table-cell table:formula="of:=AVERAGE([.B79:.K79])" office:value-type="float" office:value="0.0766336" calcext:value-type="float">
            <text:p>0,0766336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226142" calcext:value-type="float">
            <text:p>0,226142</text:p>
          </table:table-cell>
          <table:table-cell office:value-type="float" office:value="0.065585" calcext:value-type="float">
            <text:p>0,065585</text:p>
          </table:table-cell>
          <table:table-cell office:value-type="float" office:value="0.066425" calcext:value-type="float">
            <text:p>0,066425</text:p>
          </table:table-cell>
          <table:table-cell office:value-type="float" office:value="0.065688" calcext:value-type="float">
            <text:p>0,065688</text:p>
          </table:table-cell>
          <table:table-cell office:value-type="float" office:value="0.065116" calcext:value-type="float">
            <text:p>0,065116</text:p>
          </table:table-cell>
          <table:table-cell office:value-type="float" office:value="0.065577" calcext:value-type="float">
            <text:p>0,065577</text:p>
          </table:table-cell>
          <table:table-cell office:value-type="float" office:value="0.06948" calcext:value-type="float">
            <text:p>0,06948</text:p>
          </table:table-cell>
          <table:table-cell office:value-type="float" office:value="0.06844" calcext:value-type="float">
            <text:p>0,06844</text:p>
          </table:table-cell>
          <table:table-cell office:value-type="float" office:value="0.065851" calcext:value-type="float">
            <text:p>0,065851</text:p>
          </table:table-cell>
          <table:table-cell office:value-type="float" office:value="0.065927" calcext:value-type="float">
            <text:p>0,065927</text:p>
          </table:table-cell>
          <table:table-cell table:formula="of:=AVERAGE([.B80:.K80])" office:value-type="float" office:value="0.0824231" calcext:value-type="float">
            <text:p>0,0824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09:18.421885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7:10:31.375728579</meta:creation-date>
    <dc:date>2020-03-14T17:29:11.802966681</dc:date>
    <meta:editing-duration>PT46M41S</meta:editing-duration>
    <meta:editing-cycles>2</meta:editing-cycles>
    <meta:generator>LibreOffice/6.2.8.2$Linux_X86_64 LibreOffice_project/20$Build-2</meta:generator>
    <meta:document-statistic meta:table-count="1" meta:cell-count="936" meta:object-count="0"/>
  </office:meta>
</office:document-meta>
</file>